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4900000048C71C563CDD600090.jpg" manifest:media-type="image/jpeg"/>
  <manifest:file-entry manifest:full-path="Pictures/100000000000024F000001D8F9D47B73BC55D758.jpg" manifest:media-type="image/jpeg"/>
  <manifest:file-entry manifest:full-path="Pictures/1000000100000981000001E007072319B867E4B4.gif" manifest:media-type="image/gif"/>
  <manifest:file-entry manifest:full-path="Pictures/10000000000001EA000000F6DB1F292549FC88D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serif" svg:font-family="serif"/>
  </office:font-face-decls>
  <office:automatic-styles>
    <style:style style:name="Table1" style:family="table">
      <style:table-properties style:width="14.415cm" fo:margin-top="0cm" fo:margin-bottom="0cm" table:align="center"/>
    </style:style>
    <style:style style:name="Table1.A" style:family="table-column">
      <style:table-column-properties style:column-width="8.394cm"/>
    </style:style>
    <style:style style:name="Table1.B" style:family="table-column">
      <style:table-column-properties style:column-width="6.02cm"/>
    </style:style>
    <style:style style:name="Table1.1" style:family="table-row">
      <style:table-row-properties style:min-row-height="3.254cm" fo:keep-together="auto"/>
    </style:style>
    <style:style style:name="Table1.A1" style:family="table-cell">
      <style:table-cell-properties style:vertical-align="" fo:padding="0.176cm" fo:border="1pt solid #000000"/>
    </style:style>
    <style:style style:name="Tabla1" style:family="table">
      <style:table-properties style:width="15.49cm" table:align="left"/>
    </style:style>
    <style:style style:name="Tabla1.A" style:family="table-column">
      <style:table-column-properties style:column-width="5.099cm"/>
    </style:style>
    <style:style style:name="Tabla1.B" style:family="table-column">
      <style:table-column-properties style:column-width="10.39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5.49cm" table:align="left"/>
    </style:style>
    <style:style style:name="Tabla2.A" style:family="table-column">
      <style:table-column-properties style:column-width="5.099cm"/>
    </style:style>
    <style:style style:name="Tabla2.B" style:family="table-column">
      <style:table-column-properties style:column-width="10.391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49cm" table:align="left"/>
    </style:style>
    <style:style style:name="Tabla3.A" style:family="table-column">
      <style:table-column-properties style:column-width="5.509cm"/>
    </style:style>
    <style:style style:name="Tabla3.B" style:family="table-column">
      <style:table-column-properties style:column-width="9.98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49cm" table:align="left"/>
    </style:style>
    <style:style style:name="Tabla4.A" style:family="table-column">
      <style:table-column-properties style:column-width="5.509cm"/>
    </style:style>
    <style:style style:name="Tabla4.B" style:family="table-column">
      <style:table-column-properties style:column-width="9.98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5.49cm" fo:margin-left="0.018cm" fo:margin-top="0cm" fo:margin-bottom="0cm" fo:break-before="auto" fo:break-after="auto" table:align="left" style:writing-mode="lr-tb"/>
    </style:style>
    <style:style style:name="Tabla5.A" style:family="table-column">
      <style:table-column-properties style:column-width="2.937cm"/>
    </style:style>
    <style:style style:name="Tabla5.B" style:family="table-column">
      <style:table-column-properties style:column-width="6.906cm"/>
    </style:style>
    <style:style style:name="Tabla5.C" style:family="table-column">
      <style:table-column-properties style:column-width="2.723cm"/>
    </style:style>
    <style:style style:name="Tabla5.D" style:family="table-column">
      <style:table-column-properties style:column-width="2.925cm"/>
    </style:style>
    <style:style style:name="Tabla5.1" style:family="table-row">
      <style:table-row-properties fo:keep-together="auto"/>
    </style:style>
    <style:style style:name="Tabla5.A1" style:family="table-cell">
      <style:table-cell-properties style:vertical-align="" fo:background-color="transparent" fo:padding="0.176cm" fo:border="1pt solid #000000">
        <style:background-image/>
      </style:table-cell-properties>
    </style:style>
    <style:style style:name="P1" style:family="paragraph" style:parent-style-name="Standard">
      <style:paragraph-properties fo:margin-left="0cm" fo:margin-right="0cm" fo:margin-top="0cm" fo:margin-bottom="0cm" style:contextual-spacing="false" fo:line-height="8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7.002cm" style:type="right"/>
        </style:tab-stops>
      </style:paragraph-properties>
      <style:text-properties fo:font-variant="normal" fo:text-transform="none" fo:color="#345180" loext:opacity="100%" style:text-line-through-style="none" style:text-line-through-type="none" style:text-position="0% 100%" style:font-name="Lucida Sans" fo:font-size="8pt" fo:font-style="italic" style:text-underline-style="none" fo:font-weight="normal" style:font-name-asian="Lucida Sans1" style:font-size-asian="8pt" style:font-style-asian="italic" style:font-weight-asian="normal" style:font-name-complex="Lucida Sans1" style:font-size-complex="8pt"/>
    </style:style>
    <style:style style:name="P2"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font-variant="small-caps" fo:color="#2c4d72" loext:opacity="100%" fo:font-size="8pt" fo:language="es" fo:country="ES" fo:font-weight="bold" style:font-size-asian="8pt" style:font-weight-asian="bold" style:font-size-complex="8pt"/>
    </style:style>
    <style:style style:name="P3" style:family="paragraph" style:parent-style-name="Standard">
      <style:paragraph-properties fo:margin-left="0cm" fo:margin-right="0cm" fo:margin-top="0cm" fo:margin-bottom="0cm" style:contextual-spacing="false" fo:line-height="8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7.002cm" style:type="right"/>
        </style:tab-stops>
      </style:paragraph-properties>
      <style:text-properties fo:font-variant="normal" fo:text-transform="none" fo:color="#345180" loext:opacity="100%" style:text-line-through-style="none" style:text-line-through-type="none" style:text-position="0% 100%" style:font-name="Lucida Sans" fo:font-size="8pt" fo:language="es" fo:country="ES" fo:font-style="italic" style:text-underline-style="none" fo:font-weight="normal" style:font-name-asian="Lucida Sans1" style:font-size-asian="8pt" style:font-style-asian="italic" style:font-weight-asian="normal" style:font-name-complex="Lucida Sans1" style:font-size-complex="8pt"/>
    </style:style>
    <style:style style:name="P4" style:family="paragraph" style:parent-style-name="Standard">
      <style:paragraph-properties fo:margin-top="0.423cm" fo:margin-bottom="0cm" style:contextual-spacing="false" fo:line-height="150%" fo:text-align="center" style:justify-single-word="false"/>
      <style:text-properties style:font-name="Arial" fo:font-size="16pt" fo:language="es" fo:country="ES" fo:font-weight="bold" style:font-name-asian="Arial2" style:font-size-asian="16pt" style:font-weight-asian="bold" style:font-name-complex="Arial2" style:font-size-complex="16pt"/>
    </style:style>
    <style:style style:name="P5" style:family="paragraph" style:parent-style-name="Standard">
      <style:paragraph-properties fo:margin-left="8.502cm" fo:margin-right="0cm" fo:margin-top="0.423cm" fo:margin-bottom="0cm" style:contextual-spacing="false" fo:line-height="100%" fo:text-align="center" style:justify-single-word="false" fo:text-indent="0cm" style:auto-text-indent="false"/>
      <style:text-properties style:font-name="Arial" fo:font-size="16pt" fo:language="es" fo:country="ES" fo:font-weight="bold" style:font-name-asian="Arial2" style:font-size-asian="16pt" style:font-weight-asian="bold" style:font-name-complex="Arial2" style:font-size-complex="16pt"/>
    </style:style>
    <style:style style:name="P6" style:family="paragraph" style:parent-style-name="Standard">
      <style:paragraph-properties fo:margin-left="8.502cm" fo:margin-right="0cm" fo:margin-top="0.423cm" fo:margin-bottom="0cm" style:contextual-spacing="false" fo:line-height="100%" fo:text-align="center" style:justify-single-word="false" fo:text-indent="0cm" style:auto-text-indent="false"/>
      <style:text-properties style:font-name="Arial" fo:font-size="16pt" fo:language="es" fo:country="ES" fo:font-weight="bold" officeooo:rsid="001fc68d" officeooo:paragraph-rsid="001fc68d" style:font-name-asian="Arial2" style:font-size-asian="16pt" style:font-weight-asian="bold" style:font-name-complex="Arial2" style:font-size-complex="16pt"/>
    </style:style>
    <style:style style:name="P7" style:family="paragraph" style:parent-style-name="Standard">
      <style:paragraph-properties fo:margin-top="0.423cm" fo:margin-bottom="0cm" style:contextual-spacing="false" fo:line-height="100%" fo:text-align="start" style:justify-single-word="false"/>
      <style:text-properties style:font-name="Arial" fo:font-size="12pt" fo:language="es" fo:country="ES" fo:font-weight="bold" style:font-name-asian="Arial2" style:font-size-asian="12pt" style:font-weight-asian="bold" style:font-name-complex="Arial2" style:font-size-complex="12pt"/>
    </style:style>
    <style:style style:name="P8" style:family="paragraph" style:parent-style-name="Standard">
      <style:paragraph-properties fo:margin-left="0cm" fo:margin-right="0cm" fo:margin-top="0.423cm" fo:margin-bottom="0cm" style:contextual-spacing="false" fo:line-height="100%" fo:text-align="start" style:justify-single-word="false" fo:orphans="0" fo:widows="0" fo:text-indent="0cm" style:auto-text-indent="false" fo:padding="0cm" fo:border="none"/>
      <style:text-properties style:font-name="Arial" fo:font-size="12pt" fo:language="es" fo:country="ES" fo:font-weight="bold" officeooo:paragraph-rsid="001e7f26" style:font-name-asian="Arial2" style:font-size-asian="12pt" style:font-weight-asian="bold" style:font-name-complex="Arial2" style:font-size-complex="12pt"/>
    </style:style>
    <style:style style:name="P9" style:family="paragraph" style:parent-style-name="Standard">
      <style:paragraph-properties fo:margin-left="0cm" fo:margin-right="0cm" fo:margin-top="0.423cm" fo:margin-bottom="0cm" style:contextual-spacing="false" fo:line-height="100%" fo:text-align="start" style:justify-single-word="false" fo:keep-together="auto" fo:orphans="0" fo:widows="0" fo:text-indent="0cm" style:auto-text-indent="false" fo:padding="0cm" fo:border="none" fo:keep-with-next="auto"/>
      <style:text-properties style:font-name="Arial" fo:font-size="12pt" fo:language="es" fo:country="ES" fo:font-weight="bold" officeooo:rsid="0021729f" officeooo:paragraph-rsid="0021729f" style:font-name-asian="Arial2" style:font-size-asian="12pt" style:font-weight-asian="bold" style:font-name-complex="Arial2" style:font-size-complex="12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style:font-name="Arial" fo:font-size="12pt" fo:language="es" fo:country="ES" style:font-name-asian="Arial2" style:font-size-asian="12pt" style:font-name-complex="Arial2" style:font-size-complex="12pt"/>
    </style:style>
    <style:style style:name="P1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style:font-name="Arial" fo:font-size="12pt" fo:language="es" fo:country="ES" style:font-name-asian="Arial2" style:font-size-asian="12pt" style:font-name-complex="Arial2" style:font-size-complex="12pt"/>
    </style:style>
    <style:style style:name="P12" style:family="paragraph" style:parent-style-name="Standard">
      <style:paragraph-properties fo:margin-top="0.423cm" fo:margin-bottom="0cm" style:contextual-spacing="false" fo:line-height="100%" fo:text-align="center" style:justify-single-word="false"/>
      <style:text-properties style:font-name="Arial" fo:font-size="13pt" fo:language="es" fo:country="ES" style:text-underline-style="solid" style:text-underline-width="auto" style:text-underline-color="font-color" fo:font-weight="bold" style:font-name-asian="Arial2" style:font-size-asian="13pt" style:font-weight-asian="bold" style:font-name-complex="Arial2" style:font-size-complex="13pt"/>
    </style:style>
    <style:style style:name="P13" style:family="paragraph" style:parent-style-name="Standard">
      <style:paragraph-properties fo:margin-top="0.423cm" fo:margin-bottom="0cm" style:contextual-spacing="false" fo:line-height="100%" fo:text-align="center" style:justify-single-word="false" fo:padding="0cm" fo:border-left="none" fo:border-right="none" fo:border-top="0.74pt solid #000000" fo:border-bottom="none"/>
      <style:text-properties style:font-name="Arial" fo:font-size="13pt" fo:language="es" fo:country="ES" style:text-underline-style="solid" style:text-underline-width="auto" style:text-underline-color="font-color" fo:font-weight="bold" style:font-name-asian="Arial2" style:font-size-asian="13pt" style:font-weight-asian="bold" style:font-name-complex="Arial2" style:font-size-complex="13pt"/>
    </style:style>
    <style:style style:name="P14" style:family="paragraph" style:parent-style-name="Standard">
      <style:paragraph-properties fo:margin-top="0cm" fo:margin-bottom="0cm" style:contextual-spacing="false" fo:line-height="100%" fo:text-align="center" style:justify-single-word="false"/>
      <style:text-properties style:font-name="Arial" fo:font-size="13pt" fo:language="es" fo:country="ES" style:text-underline-style="solid" style:text-underline-width="auto" style:text-underline-color="font-color" fo:font-weight="bold" style:font-name-asian="Arial2" style:font-size-asian="13pt" style:font-weight-asian="bold" style:font-name-complex="Arial2" style:font-size-complex="13pt"/>
    </style:style>
    <style:style style:name="P15" style:family="paragraph" style:parent-style-name="Standard" style:master-page-name="Standard">
      <style:paragraph-properties fo:margin-top="0cm" fo:margin-bottom="0cm" style:contextual-spacing="false" fo:line-height="100%" fo:text-align="center" style:justify-single-word="false" style:page-number="1" fo:break-before="page"/>
      <style:text-properties style:font-name="Arial" fo:font-size="13pt" fo:language="es" fo:country="ES" style:text-underline-style="solid" style:text-underline-width="auto" style:text-underline-color="font-color" fo:font-weight="bold" officeooo:paragraph-rsid="0021729f" style:font-name-asian="Arial2" style:font-size-asian="13pt" style:font-weight-asian="bold" style:font-name-complex="Arial2" style:font-size-complex="13pt"/>
    </style:style>
    <style:style style:name="P16" style:family="paragraph" style:parent-style-name="Standard">
      <style:paragraph-properties fo:margin-top="0.423cm" fo:margin-bottom="0cm" style:contextual-spacing="false" fo:line-height="100%" fo:text-align="center" style:justify-single-word="false"/>
      <style:text-properties style:font-name="Arial" fo:font-size="13pt" fo:language="es" fo:country="ES" fo:font-weight="bold" style:font-name-asian="Arial2" style:font-size-asian="13pt" style:font-weight-asian="bold" style:font-name-complex="Arial2" style:font-size-complex="13pt"/>
    </style:style>
    <style:style style:name="P17" style:family="paragraph" style:parent-style-name="Standard">
      <style:paragraph-properties fo:margin-left="8.502cm" fo:margin-right="0cm" fo:margin-top="0.423cm" fo:margin-bottom="0cm" style:contextual-spacing="false" fo:line-height="100%" fo:text-align="center" style:justify-single-word="false" fo:text-indent="0cm" style:auto-text-indent="false"/>
      <style:text-properties style:font-name="Arial" fo:font-size="13pt" fo:language="es" fo:country="ES" fo:font-weight="bold" style:font-name-asian="Arial2" style:font-size-asian="13pt" style:font-weight-asian="bold" style:font-name-complex="Arial2" style:font-size-complex="13pt"/>
    </style:style>
    <style:style style:name="P18" style:family="paragraph" style:parent-style-name="Standard" style:master-page-name="Standard">
      <style:paragraph-properties fo:margin-top="0.423cm" fo:margin-bottom="0cm" style:contextual-spacing="false" fo:line-height="100%" fo:text-align="center" style:justify-single-word="false" style:page-number="1"/>
      <style:text-properties style:font-name="Arial" fo:font-size="18pt" fo:language="es" fo:country="ES" style:text-underline-style="solid" style:text-underline-width="auto" style:text-underline-color="font-color" fo:font-weight="bold" style:font-name-asian="Arial2" style:font-size-asian="18pt" style:font-weight-asian="bold" style:font-name-complex="Arial2" style:font-size-complex="18pt"/>
    </style:style>
    <style:style style:name="P19" style:family="paragraph" style:parent-style-name="Standard">
      <style:paragraph-properties fo:margin-top="0cm" fo:margin-bottom="0cm" style:contextual-spacing="false" fo:line-height="100%" fo:text-align="start" style:justify-single-word="false"/>
      <style:text-properties style:font-name="Arial" fo:font-size="18pt" fo:language="es" fo:country="ES" style:text-underline-style="solid" style:text-underline-width="auto" style:text-underline-color="font-color" fo:font-weight="bold" officeooo:rsid="0021729f" officeooo:paragraph-rsid="0021729f" style:font-name-asian="Arial2" style:font-size-asian="18pt" style:font-weight-asian="bold" style:font-name-complex="Arial2" style:font-size-complex="18pt"/>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8pt" fo:language="es" fo:country="ES" style:text-underline-style="solid" style:text-underline-width="auto" style:text-underline-color="font-color" fo:font-weight="bold" officeooo:rsid="0022a769" officeooo:paragraph-rsid="0022a769" style:font-name-asian="Arial2" style:font-size-asian="18pt" style:font-weight-asian="bold" style:font-name-complex="Arial2" style:font-size-complex="18pt"/>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8pt" fo:language="es" fo:country="ES" style:text-underline-style="solid" style:text-underline-width="auto" style:text-underline-color="font-color" fo:font-weight="bold" officeooo:rsid="0022a769" officeooo:paragraph-rsid="0024052e" style:font-name-asian="Arial2" style:font-size-asian="18pt" style:font-weight-asian="bold" style:font-name-complex="Arial2" style:font-size-complex="18pt" style:font-weight-complex="bold"/>
    </style:style>
    <style:style style:name="P22"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8pt" fo:language="es" fo:country="ES" style:text-underline-style="solid" style:text-underline-width="auto" style:text-underline-color="font-color" fo:font-weight="bold" officeooo:rsid="0022a769" officeooo:paragraph-rsid="0024052e" style:font-name-asian="Arial2" style:font-size-asian="18pt" style:font-weight-asian="bold" style:font-name-complex="Arial2" style:font-size-complex="18pt" style:font-weight-complex="bold"/>
    </style:style>
    <style:style style:name="P23"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8pt" fo:language="es" fo:country="ES" style:text-underline-style="solid" style:text-underline-width="auto" style:text-underline-color="font-color" fo:font-weight="bold" officeooo:rsid="0022a769" officeooo:paragraph-rsid="002cbb11" style:font-name-asian="Arial2" style:font-size-asian="18pt" style:font-weight-asian="bold" style:font-name-complex="Arial2" style:font-size-complex="18pt" style:font-weight-complex="normal"/>
    </style:style>
    <style:style style:name="P24"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8pt" fo:language="es" fo:country="ES" officeooo:paragraph-rsid="0022a769" style:font-name-asian="Arial2" style:font-size-asian="18pt" style:font-name-complex="Arial2" style:font-size-complex="18pt"/>
    </style:style>
    <style:style style:name="P25"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8pt" fo:language="es" fo:country="ES" officeooo:paragraph-rsid="00237ec2" style:font-name-asian="Arial2" style:font-size-asian="18pt" style:font-name-complex="Arial2" style:font-size-complex="18pt"/>
    </style:style>
    <style:style style:name="P26"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8pt" fo:language="es" fo:country="ES" officeooo:paragraph-rsid="00266a4b" style:font-name-asian="Arial2" style:font-size-asian="18pt" style:font-name-complex="Arial2" style:font-size-complex="18pt"/>
    </style:style>
    <style:style style:name="P27" style:family="paragraph" style:parent-style-name="Standard">
      <style:paragraph-properties fo:margin-top="0.423cm" fo:margin-bottom="0cm" style:contextual-spacing="false" fo:line-height="100%" fo:text-align="center" style:justify-single-word="false"/>
      <style:text-properties style:font-name="Arial" fo:font-size="20pt" fo:language="es" fo:country="ES" fo:font-weight="bold" officeooo:rsid="001fc68d" officeooo:paragraph-rsid="001fc68d" style:font-name-asian="Arial2" style:font-size-asian="20pt" style:font-weight-asian="bold" style:font-name-complex="Arial2" style:font-size-complex="20pt"/>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4052e" style:font-name-asian="Arial2" style:font-size-asian="17pt" style:font-weight-asian="bold" style:font-name-complex="Arial2" style:font-size-complex="17pt" style:font-weight-complex="bold"/>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66a4b" style:font-name-asian="Arial2" style:font-size-asian="17pt" style:font-weight-asian="bold" style:font-name-complex="Arial2" style:font-size-complex="17pt" style:font-weight-complex="bold"/>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a66f8" style:font-name-asian="Arial2" style:font-size-asian="17pt" style:font-weight-asian="bold" style:font-name-complex="Arial2" style:font-size-complex="17pt" style:font-weight-complex="bold"/>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cbb11" style:font-name-asian="Arial2" style:font-size-asian="17pt" style:font-weight-asian="bold" style:font-name-complex="Arial2" style:font-size-complex="17pt" style:font-weight-complex="bold"/>
    </style:style>
    <style:style style:name="P32"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66a4b" style:font-name-asian="Arial2" style:font-size-asian="17pt" style:font-weight-asian="bold" style:font-name-complex="Arial2" style:font-size-complex="17pt" style:font-weight-complex="bold"/>
    </style:style>
    <style:style style:name="P33"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a66f8" style:font-name-asian="Arial2" style:font-size-asian="17pt" style:font-weight-asian="bold" style:font-name-complex="Arial2" style:font-size-complex="17pt" style:font-weight-complex="bold"/>
    </style:style>
    <style:style style:name="P34"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a9650" style:font-name-asian="Arial2" style:font-size-asian="17pt" style:font-weight-asian="bold" style:font-name-complex="Arial2" style:font-size-complex="17pt" style:font-weight-complex="bold"/>
    </style:style>
    <style:style style:name="P35"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b059e" style:font-name-asian="Arial2" style:font-size-asian="17pt" style:font-weight-asian="bold" style:font-name-complex="Arial2" style:font-size-complex="17pt" style:font-weight-complex="bold"/>
    </style:style>
    <style:style style:name="P36"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 fo:font-size="17pt" fo:language="es" fo:country="ES" style:text-underline-style="solid" style:text-underline-width="auto" style:text-underline-color="font-color" fo:font-weight="bold" officeooo:rsid="0022a769" officeooo:paragraph-rsid="002cbb11" style:font-name-asian="Arial2" style:font-size-asian="17pt" style:font-weight-asian="bold" style:font-name-complex="Arial2" style:font-size-complex="17pt" style:font-weight-complex="bold"/>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Calibri" fo:font-size="12pt" fo:language="es" fo:country="ES" officeooo:paragraph-rsid="0021729f" style:font-name-asian="Calibri1" style:font-size-asian="12pt" style:font-name-complex="Calibri1" style:font-size-complex="12pt"/>
    </style:style>
    <style:style style:name="P38" style:family="paragraph" style:parent-style-name="Standard">
      <style:paragraph-properties fo:margin-left="1.251cm" fo:margin-right="0cm" fo:margin-top="0cm" fo:margin-bottom="0cm" style:contextual-spacing="false" fo:line-height="100%" fo:text-indent="0cm" style:auto-text-indent="false"/>
      <style:text-properties style:font-name="Calibri" fo:font-size="12pt" fo:language="es" fo:country="ES" officeooo:paragraph-rsid="0021729f" style:font-name-asian="Calibri1" style:font-size-asian="12pt" style:font-name-complex="Calibri1" style:font-size-complex="12pt"/>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2pt" fo:language="es" fo:country="ES" officeooo:paragraph-rsid="0021729f" style:font-name-asian="Calibri1" style:font-size-asian="12pt" style:font-name-complex="Calibri1" style:font-size-complex="12pt"/>
    </style:style>
    <style:style style:name="P40" style:family="paragraph" style:parent-style-name="Standard">
      <style:paragraph-properties fo:margin-top="0cm" fo:margin-bottom="0cm" style:contextual-spacing="false" fo:line-height="100%" fo:text-align="center" style:justify-single-word="false"/>
      <style:text-properties style:font-name="Calibri" fo:font-size="12pt" fo:language="es" fo:country="ES" officeooo:paragraph-rsid="0021729f" style:font-name-asian="Calibri1" style:font-size-asian="12pt" style:font-name-complex="Calibri1" style:font-size-complex="12pt"/>
    </style:style>
    <style:style style:name="P41" style:family="paragraph" style:parent-style-name="Standard">
      <style:paragraph-properties fo:margin-top="0.423cm" fo:margin-bottom="0cm" style:contextual-spacing="false" fo:line-height="100%"/>
      <style:text-properties style:font-name="Arial1" fo:font-size="12pt" fo:language="es" fo:country="ES" officeooo:paragraph-rsid="0021729f" style:font-name-asian="Georgia1" style:font-size-asian="12pt" style:font-name-complex="Georgia1" style:font-size-complex="12pt"/>
    </style:style>
    <style:style style:name="P42" style:family="paragraph" style:parent-style-name="Standard">
      <style:paragraph-properties fo:margin-left="0cm" fo:margin-right="0cm" fo:margin-top="0.423cm" fo:margin-bottom="0cm" style:contextual-spacing="false" fo:line-height="100%" fo:text-indent="1.27cm" style:auto-text-indent="false"/>
      <style:text-properties style:font-name="Arial1" fo:font-size="12pt" fo:language="es" fo:country="ES" officeooo:paragraph-rsid="0021729f" style:font-name-asian="Georgia1" style:font-size-asian="12pt" style:font-name-complex="Georgia1" style:font-size-complex="12pt"/>
    </style:style>
    <style:style style:name="P43" style:family="paragraph" style:parent-style-name="Standard">
      <style:paragraph-properties fo:margin-left="0cm" fo:margin-right="0cm" fo:margin-top="0.423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style:font-name="Arial1" fo:font-size="12pt" fo:language="es" fo:country="ES" officeooo:paragraph-rsid="0021729f" style:font-name-asian="Georgia1" style:font-size-asian="12pt" style:font-name-complex="Georgia1" style:font-size-complex="12pt"/>
    </style:style>
    <style:style style:name="P44"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style:text-underline-style="solid" style:text-underline-width="auto" style:text-underline-color="font-color" fo:font-weight="bold" officeooo:rsid="0022a769" officeooo:paragraph-rsid="002cbb11" style:font-name-asian="Arial2" style:font-size-asian="12pt" style:font-weight-asian="bold" style:font-name-complex="Arial2" style:font-size-complex="12pt" style:font-weight-complex="bold"/>
    </style:style>
    <style:style style:name="P45"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style:text-underline-style="solid" style:text-underline-width="auto" style:text-underline-color="font-color" fo:font-weight="normal" officeooo:rsid="0022a769" officeooo:paragraph-rsid="002cbb11" style:font-name-asian="Arial2" style:font-size-asian="12pt" style:font-weight-asian="normal" style:font-name-complex="Arial2" style:font-size-complex="12pt" style:font-weight-complex="normal"/>
    </style:style>
    <style:style style:name="P46" style:family="paragraph" style:parent-style-name="Standard">
      <style:paragraph-properties fo:margin-top="0.423cm" fo:margin-bottom="0cm" style:contextual-spacing="false" fo:line-height="100%" fo:text-align="start" style:justify-single-word="false"/>
      <style:text-properties style:font-name="Arial1" fo:font-size="18pt" fo:language="es" fo:country="ES" style:text-underline-style="solid" style:text-underline-width="auto" style:text-underline-color="font-color" fo:font-weight="bold" officeooo:paragraph-rsid="00288412" style:font-name-asian="Georgia1" style:font-size-asian="18pt" style:font-weight-asian="bold" style:font-name-complex="Georgia1" style:font-size-complex="18pt" style:font-weight-complex="bold"/>
    </style:style>
    <style:style style:name="P47" style:family="paragraph" style:parent-style-name="Standard">
      <style:paragraph-properties fo:margin-left="0cm" fo:margin-right="0cm" fo:margin-top="0.423cm" fo:margin-bottom="0cm" style:contextual-spacing="false" fo:line-height="100%" fo:text-align="start" style:justify-single-word="false" fo:text-indent="0cm" style:auto-text-indent="false"/>
      <style:text-properties style:font-name="Arial1" fo:font-size="17pt" fo:language="es" fo:country="ES" style:text-underline-style="none" fo:font-weight="bold" officeooo:paragraph-rsid="002a66f8" style:font-name-asian="Georgia1" style:font-size-asian="17pt" style:font-weight-asian="bold" style:font-name-complex="Georgia1" style:font-size-complex="17pt" style:font-weight-complex="bold"/>
    </style:style>
    <style:style style:name="P48" style:family="paragraph" style:parent-style-name="Standard">
      <style:paragraph-properties fo:margin-left="0cm" fo:margin-right="0cm" fo:margin-top="0.423cm" fo:margin-bottom="0cm" style:contextual-spacing="false" fo:line-height="115%" fo:text-align="start" style:justify-single-word="false" fo:text-indent="1.27cm" style:auto-text-indent="false"/>
      <style:text-properties style:font-name="Arial1" fo:font-size="17pt" fo:language="es" fo:country="ES" style:text-underline-style="none" fo:font-weight="bold" officeooo:rsid="0022a769" officeooo:paragraph-rsid="002a9650" style:font-name-asian="Georgia1" style:font-size-asian="17pt" style:font-weight-asian="bold" style:font-name-complex="Georgia1" style:font-size-complex="17pt" style:font-weight-complex="bold"/>
    </style:style>
    <style:style style:name="P49" style:family="paragraph" style:parent-style-name="Standard">
      <style:paragraph-properties fo:margin-left="0cm" fo:margin-right="0cm" fo:margin-top="0.423cm" fo:margin-bottom="0cm" style:contextual-spacing="false" fo:line-height="100%" fo:text-align="start" style:justify-single-word="false" fo:text-indent="1.27cm" style:auto-text-indent="false"/>
      <style:text-properties style:font-name="Arial1" fo:font-size="17pt" fo:language="es" fo:country="ES" style:text-underline-style="none" fo:font-weight="bold" officeooo:rsid="0022a769" officeooo:paragraph-rsid="002cbb11" style:font-name-asian="Georgia1" style:font-size-asian="17pt" style:font-weight-asian="bold" style:font-name-complex="Georgia1" style:font-size-complex="17pt" style:font-weight-complex="normal"/>
    </style:style>
    <style:style style:name="P50" style:family="paragraph" style:parent-style-name="Standard">
      <style:paragraph-properties fo:margin-top="0cm" fo:margin-bottom="0cm" style:contextual-spacing="false" fo:line-height="100%" fo:text-align="center" style:justify-single-word="false"/>
      <style:text-properties fo:language="es" fo:country="ES" officeooo:paragraph-rsid="0021729f"/>
    </style:style>
    <style:style style:name="P51" style:family="paragraph" style:parent-style-name="Standard">
      <style:paragraph-properties fo:margin-top="0.423cm" fo:margin-bottom="0cm" style:contextual-spacing="false" fo:line-height="100%" fo:text-align="center" style:justify-single-word="false"/>
      <style:text-properties fo:language="es" fo:country="ES" officeooo:paragraph-rsid="0021729f"/>
    </style:style>
    <style:style style:name="P52"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fo:language="es" fo:country="ES" officeooo:paragraph-rsid="00266a4b"/>
    </style:style>
    <style:style style:name="P53" style:family="paragraph" style:parent-style-name="Standard">
      <style:paragraph-properties fo:margin-left="0cm" fo:margin-right="0cm" fo:margin-top="0cm" fo:margin-bottom="0cm" style:contextual-spacing="false" fo:line-height="115%" fo:text-align="start" style:justify-single-word="false" fo:text-indent="0cm" style:auto-text-indent="false"/>
      <style:text-properties officeooo:paragraph-rsid="002cbb11"/>
    </style:style>
    <style:style style:name="P54"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officeooo:paragraph-rsid="002cbb11"/>
    </style:style>
    <style:style style:name="P55" style:family="paragraph" style:parent-style-name="Table_20_Contents">
      <style:text-properties style:font-name="Arial" fo:font-size="12pt" officeooo:rsid="002a66f8" officeooo:paragraph-rsid="002a66f8" style:font-name-asian="Arial2" style:font-size-asian="12pt" style:font-name-complex="Arial2" style:font-size-complex="12pt"/>
    </style:style>
    <style:style style:name="P56" style:family="paragraph" style:parent-style-name="Table_20_Contents">
      <style:text-properties style:font-name="Arial" fo:font-size="12pt" officeooo:rsid="002b059e" officeooo:paragraph-rsid="002b059e" style:font-name-asian="Arial2" style:font-size-asian="12pt" style:font-name-complex="Arial2" style:font-size-complex="12pt"/>
    </style:style>
    <style:style style:name="P57" style:family="paragraph" style:parent-style-name="Table_20_Contents">
      <style:text-properties style:font-name="Arial" fo:font-size="12pt" officeooo:rsid="002cbb11" officeooo:paragraph-rsid="002cbb11" style:font-name-asian="Arial2" style:font-size-asian="12pt" style:font-name-complex="Arial2" style:font-size-complex="12pt"/>
    </style:style>
    <style:style style:name="P58" style:family="paragraph" style:parent-style-name="normal">
      <style:text-properties fo:font-size="14pt" fo:font-weight="bold" officeooo:paragraph-rsid="002cbb11" style:font-size-asian="14pt" style:font-weight-asian="bold" style:font-size-complex="14pt"/>
    </style:style>
    <style:style style:name="P59" style:family="paragraph" style:parent-style-name="normal">
      <style:paragraph-properties fo:margin-left="0cm" fo:margin-right="0cm" fo:margin-top="0cm" fo:margin-bottom="0cm" style:contextual-spacing="false" fo:line-height="115%" fo:text-align="start" style:justify-single-word="false" fo:text-indent="0cm" style:auto-text-indent="false"/>
      <style:text-properties style:font-name="Arial1" fo:font-size="14pt" fo:language="es" fo:country="ES" style:text-underline-style="solid" style:text-underline-width="auto" style:text-underline-color="font-color" fo:font-weight="bold" officeooo:rsid="0022a769" officeooo:paragraph-rsid="002cbb11" style:font-name-asian="Arial2" style:font-size-asian="14pt" style:font-weight-asian="bold" style:font-name-complex="Arial2" style:font-size-complex="14pt" style:font-weight-complex="normal"/>
    </style:style>
    <style:style style:name="P60" style:family="paragraph" style:parent-style-name="normal">
      <style:paragraph-properties fo:line-height="115%"/>
      <style:text-properties style:font-name="Arial1" fo:font-size="12pt" officeooo:paragraph-rsid="00266a4b" style:font-size-asian="12pt" style:font-size-complex="12pt"/>
    </style:style>
    <style:style style:name="P61" style:family="paragraph" style:parent-style-name="normal" style:list-style-name="WWNum1">
      <style:paragraph-properties fo:margin-left="1.27cm" fo:margin-right="0cm" fo:line-height="115%" fo:text-indent="-0.635cm" style:auto-text-indent="false"/>
      <style:text-properties style:font-name="Arial1" fo:font-size="12pt" officeooo:paragraph-rsid="00266a4b" style:font-size-asian="12pt" style:font-size-complex="12pt"/>
    </style:style>
    <style:style style:name="P62" style:family="paragraph" style:parent-style-name="normal">
      <style:paragraph-properties fo:line-height="115%"/>
      <style:text-properties style:font-name="Arial1" fo:font-size="12pt" officeooo:paragraph-rsid="002cbb11" style:font-size-asian="12pt" style:font-size-complex="12pt"/>
    </style:style>
    <style:style style:name="P6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style:font-name="Arial1" fo:font-size="12pt" officeooo:paragraph-rsid="002cbb11" style:font-size-asian="12pt" style:font-size-complex="12pt"/>
    </style:style>
    <style:style style:name="P6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orphans="0" fo:widows="0" fo:text-indent="0cm" style:auto-text-indent="false" fo:background-color="transparent" fo:padding="0cm" fo:border="none" style:shadow="none"/>
      <style:text-properties style:font-name="Arial1" fo:font-size="12pt" officeooo:paragraph-rsid="002cbb11" style:font-size-asian="12pt" style:font-size-complex="12pt"/>
    </style:style>
    <style:style style:name="P65" style:family="paragraph" style:parent-style-name="normal" style:list-style-name="WWNum1">
      <style:paragraph-properties fo:margin-left="1.27cm" fo:margin-right="0cm" fo:margin-top="0cm" fo:margin-bottom="0cm" style:contextual-spacing="false" fo:line-height="115%" fo:text-align="start" style:justify-single-word="false" fo:text-indent="-0.635cm" style:auto-text-indent="false"/>
      <style:text-properties style:font-name="Arial1" fo:font-size="12pt" fo:language="es" fo:country="ES" style:text-underline-style="solid" style:text-underline-width="auto" style:text-underline-color="font-color" fo:font-weight="bold" officeooo:rsid="0022a769" officeooo:paragraph-rsid="00266a4b" style:font-name-asian="Arial2" style:font-size-asian="12pt" style:font-weight-asian="bold" style:font-name-complex="Arial2" style:font-size-complex="12pt" style:font-weight-complex="bold"/>
    </style:style>
    <style:style style:name="P66" style:family="paragraph" style:parent-style-name="normal">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anguage="es" fo:country="ES" style:text-underline-style="solid" style:text-underline-width="auto" style:text-underline-color="font-color" fo:font-weight="bold" officeooo:rsid="0022a769" officeooo:paragraph-rsid="00266a4b" style:font-name-asian="Arial2" style:font-size-asian="12pt" style:font-weight-asian="bold" style:font-name-complex="Arial2" style:font-size-complex="12pt" style:font-weight-complex="bold"/>
    </style:style>
    <style:style style:name="P67"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style:font-name="Arial1" fo:font-size="12pt" fo:font-weight="bold" officeooo:paragraph-rsid="002cbb11" style:font-size-asian="12pt" style:font-weight-asian="bold" style:font-size-complex="12pt"/>
    </style:style>
    <style:style style:name="P68" style:family="paragraph" style:parent-style-name="normal">
      <style:text-properties fo:font-size="12pt" officeooo:paragraph-rsid="002cbb11" style:font-size-asian="12pt" style:font-size-complex="12pt"/>
    </style:style>
    <style:style style:name="T1" style:family="text">
      <style:text-properties officeooo:rsid="001e7f26"/>
    </style:style>
    <style:style style:name="T2" style:family="text">
      <style:text-properties officeooo:rsid="001fc68d"/>
    </style:style>
    <style:style style:name="T3" style:family="text">
      <style:text-properties fo:font-size="12pt" style:text-underline-style="none" fo:font-weight="normal" officeooo:rsid="0022a769" style:font-size-asian="10.5pt" style:font-weight-asian="normal" style:font-size-complex="12pt" style:font-weight-complex="normal"/>
    </style:style>
    <style:style style:name="T4" style:family="text">
      <style:text-properties fo:font-size="12pt" style:text-underline-style="none" fo:font-weight="normal" officeooo:rsid="00230a9e" style:font-size-asian="10.5pt" style:font-weight-asian="normal" style:font-size-complex="12pt" style:font-weight-complex="normal"/>
    </style:style>
    <style:style style:name="T5" style:family="text">
      <style:text-properties fo:font-size="12pt" fo:font-style="italic" style:text-underline-style="none" fo:font-weight="normal" officeooo:rsid="00230a9e" style:font-size-asian="10.5pt" style:font-style-asian="italic" style:font-weight-asian="normal" style:font-size-complex="12pt" style:font-style-complex="italic" style:font-weight-complex="normal"/>
    </style:style>
    <style:style style:name="T6" style:family="text">
      <style:text-properties fo:font-size="12pt" fo:font-style="italic" style:text-underline-style="none" fo:font-weight="normal" officeooo:rsid="00237ec2" style:font-size-asian="10.5pt" style:font-style-asian="italic" style:font-weight-asian="normal" style:font-size-complex="12pt" style:font-style-complex="italic" style:font-weight-complex="normal"/>
    </style:style>
    <style:style style:name="T7" style:family="text">
      <style:text-properties fo:font-size="12pt" fo:font-style="normal" style:text-underline-style="none" fo:font-weight="normal" officeooo:rsid="00230a9e"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234fcd"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237ec2"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4052e"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24052e" style:font-size-asian="12pt" style:font-style-asian="normal" style:font-weight-asian="normal" style:font-size-complex="12pt" style:font-style-complex="normal" style:font-weight-complex="normal"/>
    </style:style>
    <style:style style:name="T12" style:family="text">
      <style:text-properties fo:font-size="12pt" fo:font-weight="normal" officeooo:rsid="002a66f8" style:font-size-asian="12pt" style:font-weight-asian="normal" style:font-size-complex="12pt" style:font-weight-complex="normal"/>
    </style:style>
    <style:style style:name="T13" style:family="text">
      <style:text-properties fo:language="es" fo:country="ES"/>
    </style:style>
    <style:style style:name="T14" style:family="text">
      <style:text-properties style:text-underline-style="none" fo:font-weight="normal" officeooo:rsid="0022a769" style:font-weight-asian="normal" style:font-weight-complex="normal"/>
    </style:style>
    <style:style style:name="T15" style:family="text">
      <style:text-properties fo:font-style="normal" officeooo:rsid="002cbb11" style:font-style-asian="normal" style:font-style-complex="normal"/>
    </style:style>
    <style:style style:name="T16" style:family="text">
      <style:text-properties fo:font-style="normal" style:text-underline-style="none" officeooo:rsid="0024052e" style:font-style-asian="normal" style:font-style-complex="normal"/>
    </style:style>
    <style:style style:name="T17" style:family="text">
      <style:text-properties fo:font-style="normal" style:text-underline-style="none" officeooo:rsid="00266a4b" style:font-style-asian="normal" style:font-style-complex="normal"/>
    </style:style>
    <style:style style:name="T18" style:family="text">
      <style:text-properties fo:font-style="normal" style:text-underline-style="none" officeooo:rsid="002a66f8" style:font-style-asian="normal" style:font-style-complex="normal"/>
    </style:style>
    <style:style style:name="T19" style:family="text">
      <style:text-properties fo:font-style="normal" style:text-underline-style="none" officeooo:rsid="002a9650" style:font-style-asian="normal" style:font-style-complex="normal"/>
    </style:style>
    <style:style style:name="T20" style:family="text">
      <style:text-properties fo:font-style="normal" style:text-underline-style="none" officeooo:rsid="002cbb11" style:font-style-asian="normal" style:font-style-complex="normal"/>
    </style:style>
    <style:style style:name="T21" style:family="text">
      <style:text-properties fo:font-style="normal" style:text-underline-style="none" fo:font-weight="normal" officeooo:rsid="00266a4b" style:font-style-asian="normal" style:font-weight-asian="normal" style:font-style-complex="normal" style:font-weight-complex="normal"/>
    </style:style>
    <style:style style:name="T22" style:family="text">
      <style:text-properties fo:font-style="normal" style:text-underline-style="none" fo:font-weight="normal" officeooo:rsid="00288412" style:font-style-asian="normal" style:font-weight-asian="normal" style:font-style-complex="normal" style:font-weight-complex="normal"/>
    </style:style>
    <style:style style:name="T23" style:family="text">
      <style:text-properties style:font-name="Arial" fo:font-size="12pt" fo:font-style="normal" style:text-underline-style="none" fo:font-weight="normal" officeooo:rsid="0024052e" style:font-name-asian="Arial2" style:font-size-asian="12pt" style:font-style-asian="normal" style:font-weight-asian="normal" style:font-name-complex="Arial2" style:font-size-complex="12pt" style:font-style-complex="normal" style:font-weight-complex="normal"/>
    </style:style>
    <style:style style:name="T24" style:family="text">
      <style:text-properties style:font-name="Arial" fo:font-size="12pt" fo:font-style="normal" style:text-underline-style="none" fo:font-weight="normal" officeooo:rsid="002583cd" style:font-name-asian="Arial2" style:font-size-asian="12pt" style:font-style-asian="normal" style:font-weight-asian="normal" style:font-name-complex="Arial2" style:font-size-complex="12pt" style:font-style-complex="normal" style:font-weight-complex="normal"/>
    </style:style>
    <style:style style:name="T25" style:family="text">
      <style:text-properties style:font-name="Arial" fo:font-size="12pt" fo:font-style="normal" style:text-underline-style="none" fo:font-weight="normal" officeooo:rsid="00266a4b" style:font-name-asian="Arial2" style:font-size-asian="12pt" style:font-style-asian="normal" style:font-weight-asian="normal" style:font-name-complex="Arial2" style:font-size-complex="12pt" style:font-style-complex="normal" style:font-weight-complex="normal"/>
    </style:style>
    <style:style style:name="T26" style:family="text">
      <style:text-properties style:font-name="Arial" fo:font-size="17pt" fo:language="es" fo:country="ES" fo:font-style="normal" style:text-underline-style="none" fo:font-weight="bold" officeooo:rsid="00266a4b" style:font-name-asian="Arial2" style:font-size-asian="17pt" style:font-style-asian="normal" style:font-weight-asian="bold" style:font-name-complex="Arial2" style:font-size-complex="17pt" style:font-style-complex="normal" style:font-weight-complex="bold"/>
    </style:style>
    <style:style style:name="T27" style:family="text">
      <style:text-properties fo:font-size="11pt" fo:language="es" fo:country="ES" officeooo:rsid="00288412" style:font-size-asian="11pt" style:font-size-complex="11pt"/>
    </style:style>
    <style:style style:name="T28" style:family="text">
      <style:text-properties style:font-name="Arial1" fo:font-size="12pt" fo:font-style="normal" style:text-underline-style="none" fo:font-weight="normal" officeooo:rsid="00266a4b" style:font-size-asian="12pt" style:font-style-asian="normal" style:font-weight-asian="normal" style:font-size-complex="12pt" style:font-style-complex="normal" style:font-weight-complex="normal"/>
    </style:style>
    <style:style style:name="T29" style:family="text">
      <style:text-properties style:font-name="Arial1" fo:font-size="12pt" fo:font-style="normal" style:text-underline-style="none" fo:font-weight="normal" officeooo:rsid="002a9650" style:font-size-asian="12pt" style:font-style-asian="normal" style:font-weight-asian="normal" style:font-size-complex="12pt" style:font-style-complex="normal" style:font-weight-complex="normal"/>
    </style:style>
    <style:style style:name="T30" style:family="text">
      <style:text-properties style:font-name="Arial1" fo:font-size="12pt" fo:font-style="normal" style:text-underline-style="none" fo:font-weight="normal" officeooo:rsid="002b059e" style:font-size-asian="12pt" style:font-style-asian="normal" style:font-weight-asian="normal" style:font-size-complex="12pt" style:font-style-complex="normal" style:font-weight-complex="normal"/>
    </style:style>
    <style:style style:name="T31" style:family="text">
      <style:text-properties style:font-name="Arial1" fo:font-size="12pt" fo:font-style="normal" style:text-underline-style="none" fo:font-weight="normal" officeooo:rsid="002cbb11" style:font-size-asian="12pt" style:font-style-asian="normal" style:font-weight-asian="normal" style:font-size-complex="12pt" style:font-style-complex="normal" style:font-weight-complex="normal"/>
    </style:style>
    <style:style style:name="T32" style:family="text">
      <style:text-properties style:font-name="Arial1" fo:font-size="14pt" fo:font-style="normal" style:text-underline-style="none" officeooo:rsid="002a66f8" style:font-size-asian="14pt" style:font-style-asian="normal" style:font-size-complex="14pt" style:font-style-complex="normal"/>
    </style:style>
    <style:style style:name="T33" style:family="text">
      <style:text-properties style:font-name="Arial1" fo:font-size="14pt" fo:font-style="normal" style:text-underline-style="none" officeooo:rsid="002a9650" style:font-size-asian="14pt" style:font-style-asian="normal" style:font-size-complex="14pt" style:font-style-complex="normal"/>
    </style:style>
    <style:style style:name="T34" style:family="text">
      <style:text-properties style:font-name="Arial1" fo:font-size="14pt" fo:font-style="normal" style:text-underline-style="none" officeooo:rsid="002b059e" style:font-size-asian="14pt" style:font-style-asian="normal" style:font-size-complex="14pt" style:font-style-complex="normal"/>
    </style:style>
    <style:style style:name="T35" style:family="text">
      <style:text-properties style:font-name="Arial1" fo:font-size="14pt" fo:font-style="normal" style:text-underline-style="none" officeooo:rsid="002cbb11" style:font-size-asian="14pt" style:font-style-asian="normal" style:font-size-complex="14pt" style:font-style-complex="normal"/>
    </style:style>
    <style:style style:name="T36" style:family="text">
      <style:text-properties officeooo:rsid="002a66f8"/>
    </style:style>
    <style:style style:name="T37" style:family="text">
      <style:text-properties fo:font-weight="bold" style:font-weight-asian="bold"/>
    </style:style>
    <style:style style:name="T38" style:family="text">
      <style:text-properties style:font-name="serif" fo:font-size="12pt" fo:font-style="normal" style:text-underline-style="none" fo:font-weight="normal" officeooo:rsid="00266a4b" style:font-size-asian="12pt" style:font-style-asian="normal" style:font-weight-asian="normal" style:font-size-complex="12pt" style:font-style-complex="normal" style:font-weight-complex="normal"/>
    </style:style>
    <style:style style:name="T39" style:family="text">
      <style:text-properties style:font-name="serif" fo:font-size="12pt" fo:font-style="normal" style:text-underline-style="none" fo:font-weight="normal" officeooo:rsid="002cbb11" style:font-size-asian="12pt" style:font-style-asian="normal" style:font-weight-asian="normal" style:font-size-complex="12pt" style:font-style-complex="normal" style:font-weight-complex="normal"/>
    </style:style>
    <style:style style:name="T40" style:family="text">
      <style:text-properties style:font-name="serif" fo:font-size="12.75pt" fo:font-style="normal" style:text-underline-style="none" fo:font-weight="normal" officeooo:rsid="00266a4b" style:font-size-asian="12pt" style:font-style-asian="normal" style:font-weight-asian="normal" style:font-size-complex="12pt" style:font-style-complex="normal" style:font-weight-complex="normal"/>
    </style:style>
    <style:style style:name="T41" style:family="text">
      <style:text-properties style:font-name="serif" fo:font-size="12.75pt" fo:font-style="normal" style:text-underline-style="none" fo:font-weight="normal" officeooo:rsid="002cbb11" style:font-size-asian="12pt" style:font-style-asian="normal" style:font-weight-asian="normal" style:font-size-complex="12pt" style:font-style-complex="normal" style:font-weight-complex="normal"/>
    </style:style>
    <style:style style:name="T42" style:family="text">
      <style:text-properties officeooo:rsid="002cbb11"/>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ICLO FORMATIVO <text:span text:style-name="T2">DAW</text:span></text:p>
      <text:p text:style-name="P12"/>
      <text:p text:style-name="P4">Módulo de Proyecto</text:p>
      <text:p text:style-name="P27">ALOJAMIENTOS BORJA</text:p>
      <text:p text:style-name="P16"/>
      <text:p text:style-name="P5">AUTOR/A:</text:p>
      <text:p text:style-name="P6">BORJA VALLS GARCÍA</text:p>
      <text:p text:style-name="P17"/>
      <text:p text:style-name="P5">TUTOR/A:</text:p>
      <text:p text:style-name="P6">EMILIANO TORRES MARTÍNEZ</text:p>
      <text:p text:style-name="P12"/>
      <text:p text:style-name="P13"/>
      <text:p text:style-name="P7">TRIBUNAL:</text:p>
      <text:p text:style-name="P7"/>
      <text:p text:style-name="P14"/>
      <table:table table:name="Table1" table:style-name="Table1">
        <table:table-column table:style-name="Table1.A"/>
        <table:table-column table:style-name="Table1.B"/>
        <table:table-row table:style-name="Table1.1">
          <table:table-cell table:style-name="Table1.A1" office:value-type="string">
            <text:p text:style-name="P10"/>
            <text:p text:style-name="P11">PRESIDENTE:</text:p>
          </table:table-cell>
          <table:table-cell table:style-name="Table1.A1" office:value-type="string">
            <text:p text:style-name="P9">FECHA DE ENTREGA:</text:p>
            <text:p text:style-name="P8"><text:span text:style-name="T1">CALIFICACIÓN</text:span>:</text:p>
          </table:table-cell>
        </table:table-row>
      </table:table>
      <text:p text:style-name="P51"/>
      <text:p text:style-name="P15"/>
      <text:p text:style-name="P19">ÍNDICE</text:p>
      <text:p text:style-name="P40"/>
      <text:p text:style-name="P41">1. Introducción</text:p>
      <text:p text:style-name="P42">1.1 Justificación</text:p>
      <text:p text:style-name="P42">1.2 Objetivos</text:p>
      <text:p text:style-name="P41">2. Especificación de requisitos software</text:p>
      <text:p text:style-name="P42">2.1 Propósito</text:p>
      <text:p text:style-name="P42">2.2 Descripción general</text:p>
      <text:p text:style-name="P42">2.3 <text:span text:style-name="T42">Funcionalidad</text:span></text:p>
      <text:p text:style-name="P41">3. Fase de análisis</text:p>
      <text:p text:style-name="P42">3.1 Diagrama entidad-relación</text:p>
      <text:p text:style-name="P42">3.2 Casos de uso</text:p>
      <text:p text:style-name="P41">4. Fase de diseño</text:p>
      <text:p text:style-name="P42">4.1 Capa de presentación</text:p>
      <text:p text:style-name="P42">4.2 Capa de persistencia</text:p>
      <text:p text:style-name="P42">4.3 Capa de lógica</text:p>
      <text:p text:style-name="P41">5. Detalles de implementación</text:p>
      <text:p text:style-name="P41">6. Pruebas</text:p>
      <text:p text:style-name="P41">7. Conclusiones y futuras ampliaciones</text:p>
      <text:p text:style-name="P43">8. Bibliografía</text:p>
      <text:p text:style-name="P38"/>
      <text:p text:style-name="P38"/>
      <text:p text:style-name="P38"/>
      <text:p text:style-name="P38"/>
      <text:p text:style-name="P38"/>
      <text:p text:style-name="P38"/>
      <text:p text:style-name="P37"/>
      <text:p text:style-name="P20"><text:soft-page-break/>1. INTRODUCCIÓN</text:p>
      <text:p text:style-name="P20"/>
      <text:p text:style-name="P24"><text:span text:style-name="T14"><text:tab/></text:span><text:span text:style-name="T3">En este (pseudo)proyecto requerido para aprobar </text:span><text:span text:style-name="T4">las asignaturas de Programación y Entornos de desarrollo se refleja las habilidades y conocimientos adquiridos durante el primer año del curso del Grado Superior de Desarrollo de Aplicaciones Web.</text:span></text:p>
      <text:p text:style-name="P24"><text:span text:style-name="T4"/></text:p>
      <text:p text:style-name="P24"><text:span text:style-name="T4"><text:tab/>Por ahora no se ha profundizado en el apartado de vincular un programa con una base de datos (hasta hace 4 días) y con una interfaz web, però bastante más por separado.</text:span></text:p>
      <text:p text:style-name="P24"><text:span text:style-name="T4"><text:tab/></text:span></text:p>
      <text:p text:style-name="P24"><text:span text:style-name="T4"><text:tab/>En cuanto al apartado de programación se han utilizado varios IDEs como </text:span><text:span text:style-name="T5">Apache NetBeans 13, Eclipse, IntelliJ IDEA y Geany </text:span><text:span text:style-name="T7">entre otros. </text:span><text:span text:style-name="T8">El (único) lenguaje utilizado para escribir el código del programa es Java, lenguaje enseñado en la misma asignatura, un lenguaje muy popular y extendido gracias al bajo coste que ofrece, los cortos plazos de desarrollo, </text:span><text:span text:style-name="T9">impulsa la innovación y mejora los servicios.</text:span></text:p>
      <text:p text:style-name="P24"><text:span text:style-name="T9"/></text:p>
      <text:p text:style-name="P24"><text:span text:style-name="T9"><text:tab/>En entornos de desarrollo se han utilizado herramientas como </text:span><text:span text:style-name="T6">Modelio</text:span><text:span text:style-name="T9"> para los diagramas UML, </text:span><text:span text:style-name="T6">PseInt</text:span><text:span text:style-name="T9"> para el desarrollo y la escritura de pseudocódigos y de ordinogramas y </text:span><text:span text:style-name="T6">GitHub</text:span><text:span text:style-name="T9"> para el desarrollo de las etapas del proyecto. Los diagramas UML (Lenguaje de Modelado Unificado) es esencial para analizar un programa sin la intervención del código y nos deja echar un vistazo al futuro proyecto antes de terminarlo.</text:span></text:p>
      <text:p text:style-name="P24"><text:span text:style-name="T9"/></text:p>
      <text:p text:style-name="P25"><text:span text:style-name="T9"><text:tab/>Para la base de datos se ha utilizado </text:span><text:span text:style-name="T6">MySQL</text:span><text:span text:style-name="T9">, que permite almacenar información mediante bases de datos y tablas. El lenguaje utilizado para inyectar información en la aplicación es SQL.</text:span></text:p>
      <text:p text:style-name="P25"><text:span text:style-name="T9"/></text:p>
      <text:p text:style-name="P25"><text:span text:style-name="T9"><text:tab/>Y finalmente para lenguaje de marcas, y consecuentemente para el apartado de diseño web, se ha utilizado </text:span><text:span text:style-name="T6">Visual Studio<text:tab/>Code. </text:span><text:span text:style-name="T9">En este IDE se puede editar y escribir en cualquier lenguaje </text:span><text:span text:style-name="T10">però en específico lo he utilizado para desarrollar todo lo relacionado a la generación de código HTML, CSS, SASS, XML y XSD. Todo esto permite, por ahora, diseñar el futuro entorno web que se utilizará para interactuar con el programa.</text:span></text:p>
      <text:p text:style-name="P25"><text:span text:style-name="T10"/></text:p>
      <text:p text:style-name="P25"><text:soft-page-break/><text:span text:style-name="T10"><text:tab/>Y para la idea de hacer este programa: la justificación.</text:span></text:p>
      <text:p text:style-name="P25"><text:span text:style-name="T10"/></text:p>
      <text:p text:style-name="P25"><text:span text:style-name="T10"/></text:p>
      <text:p text:style-name="P28"><text:span text:style-name="T16"><text:tab/>1.1 JUSTIFICACIÓN</text:span></text:p>
      <text:p text:style-name="P21"><text:span text:style-name="T16"/></text:p>
      <text:p text:style-name="P22"><text:span text:style-name="T16"><text:tab/></text:span><text:span text:style-name="T11">La idea del programa me vino al principio del curso, recordando el viaje que hice a los Pirineos y la aparente sencilla empresa que prestaba servicios a los viajeros ofreciendo los pisos locales para alquilar. </text:span></text:p>
      <text:p text:style-name="P22"><text:span text:style-name="T11"/></text:p>
      <text:p text:style-name="P52"><text:span text:style-name="T23"><text:tab/>Es bastante simple. </text:span><text:span text:style-name="T24">S</text:span><text:span text:style-name="T23">e tiene un portal donde se exponen las diferentes viviendas/alojamientos para alquilar y el cliente elige una </text:span><text:span text:style-name="T24">de las viviendas expuestas y se pasa una solicitud a uno de los empleados. Esta solicitud contiene los datos de la vivienda y los datos disponibles elegidos por el cliente para la reserva. El empleado guarda entonces los datos del cliente y de la reserva si esta es válida. Entonces se genera un documento detallando los datos de la reserva y se le entrega al cliente </text:span><text:span text:style-name="T25">el documento para que proceda al pago, que puede ser mediante tarjeta o efectivo.</text:span></text:p>
      <text:p text:style-name="P52"><text:span text:style-name="T25"/></text:p>
      <text:p text:style-name="P52"><text:span text:style-name="T25"><text:tab/>Así mismo la plataforma también serviría para la gestión interna de la empresa, guardando datos de los empleados, los usuarios (los que dan las propiedades en alquiler) y las viviendas en alquiler. </text:span></text:p>
      <text:p text:style-name="P26"><text:span text:style-name="T10"/></text:p>
      <text:p text:style-name="P26"><text:span text:style-name="T10"/></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29"><text:span text:style-name="T16"/></text:p>
      <text:p text:style-name="P31"><text:span text:style-name="T16"><text:tab/></text:span></text:p>
      <text:p text:style-name="P31"><text:span text:style-name="T16"/></text:p>
      <text:p text:style-name="P31"><text:soft-page-break/><text:span text:style-name="T16"><text:tab/>1.</text:span><text:span text:style-name="T17">2</text:span><text:span text:style-name="T16"> </text:span><text:span text:style-name="T17">OBJETIVOS</text:span></text:p>
      <text:p text:style-name="P29"><text:span text:style-name="T17"/></text:p>
      <text:p text:style-name="P32"><text:span text:style-name="T17"><text:tab/></text:span><text:span text:style-name="T28">Los objetivos del proyecto son efectuar una planificación detallada de los requisitos de sistema, la aplicación de dichos planes para la finalización de una plataforma de gestión de datos y de un portal web de la forma más efectiva posible:</text:span></text:p>
      <text:p text:style-name="P60"/>
      <text:list xml:id="list2407229139" text:style-name="WWNum1">
        <text:list-item>
          <text:p text:style-name="P61">Listado de requisitos de sistema y de sus límites.</text:p>
        </text:list-item>
      </text:list>
      <text:p text:style-name="P60"/>
      <text:list xml:id="list211137751626046" text:continue-numbering="true" text:style-name="WWNum1">
        <text:list-item>
          <text:p text:style-name="P61">Configuración del sistema.</text:p>
        </text:list-item>
      </text:list>
      <text:p text:style-name="P60"/>
      <text:list xml:id="list211136412025811" text:continue-numbering="true" text:style-name="WWNum1">
        <text:list-item>
          <text:p text:style-name="P61">Aplicación de parámetros.</text:p>
        </text:list-item>
      </text:list>
      <text:p text:style-name="P60"/>
      <text:list xml:id="list211136992016915" text:continue-numbering="true" text:style-name="WWNum1">
        <text:list-item>
          <text:p text:style-name="P61">Estudio de comportamiento del sistema.</text:p>
        </text:list-item>
      </text:list>
      <text:p text:style-name="P60"/>
      <text:list xml:id="list211136501263455" text:continue-numbering="true" text:style-name="WWNum1">
        <text:list-item>
          <text:p text:style-name="P65"><text:span text:style-name="T21">La correcta implementación del sistema.<text:tab/><text:tab/></text:span></text:p>
        </text:list-item>
      </text:list>
      <text:p text:style-name="P66"><text:span text:style-name="T21"/></text:p>
      <text:p text:style-name="P66"><text:span text:style-name="T21"/></text:p>
      <text:p text:style-name="P66"><text:span text:style-name="T21"><text:tab/></text:span><text:span text:style-name="T22">Diseñar una aplicación web <text:s/>(ya sea el diseño del sitio web y base de datos y su implementación) que gestionará una empresa para el alquiler por internet de viviendas. La aplicación gestionará los usuarios, los clientes, los empleados, las viviendas y las reservas, así como los documentos relacionados a cada una.</text:span></text:p>
      <text:p text:style-name="P66"><text:span text:style-name="T22"/></text:p>
      <text:p text:style-name="P66"><text:span text:style-name="T22"><text:tab/>Como objetivos personales están el aprender a utilizar el entorno Java y varios de sus IDEs, el diseño de páginas web (profundizar los conocimientos en HTML y CSS) y la creación y manipulación de bases de datos.</text:span></text:p>
      <text:p text:style-name="P52"><text:span text:style-name="T25"/></text:p>
      <text:p text:style-name="P25"><text:span text:style-name="T10"/></text:p>
      <text:p text:style-name="P25"><text:span text:style-name="T10"/></text:p>
      <text:p text:style-name="P25"><text:span text:style-name="T10"><text:tab/></text:span></text:p>
      <text:p text:style-name="P37"/>
      <text:p text:style-name="P50"/>
      <text:p text:style-name="P50"/>
      <text:p text:style-name="P50"/>
      <text:p text:style-name="P50"/>
      <text:p text:style-name="P50"/>
      <text:p text:style-name="P50"/>
      <text:p text:style-name="P50"/>
      <text:p text:style-name="P50"/>
      <text:p text:style-name="P50"/>
      <text:p text:style-name="P50"><text:soft-page-break/></text:p>
      <text:p text:style-name="P46"/>
      <text:p text:style-name="P46">2. E<text:span text:style-name="T36">SPECIFICACIÓN DE REQUISITOS DE SOFTWARE</text:span></text:p>
      <text:p text:style-name="P46"/>
      <text:p text:style-name="P30"><text:span text:style-name="T16"><text:tab/></text:span><text:span text:style-name="T18">2</text:span><text:span text:style-name="T16">.</text:span><text:span text:style-name="T18">1</text:span><text:span text:style-name="T16"> </text:span><text:span text:style-name="T18">PROPÓSITO</text:span></text:p>
      <text:p text:style-name="P30"><text:span text:style-name="T17"/></text:p>
      <text:p text:style-name="P33"><text:span text:style-name="T17"><text:tab/></text:span><text:span text:style-name="T32">Personal involucrado</text:span></text:p>
      <text:p text:style-name="P33"><text:span text:style-name="T32"/></text:p>
      <table:table table:name="Tabla1" table:style-name="Tabla1">
        <table:table-column table:style-name="Tabla1.A"/>
        <table:table-column table:style-name="Tabla1.B"/>
        <table:table-row table:style-name="TableLine1800974730208">
          <table:table-cell table:style-name="Tabla1.A1" office:value-type="string">
            <text:p text:style-name="P55">Nombre</text:p>
          </table:table-cell>
          <table:table-cell table:style-name="Tabla1.B1" office:value-type="string">
            <text:p text:style-name="P55">Borja Valls García</text:p>
          </table:table-cell>
        </table:table-row>
        <table:table-row table:style-name="TableLine1800974730208">
          <table:table-cell table:style-name="Tabla1.A2" office:value-type="string">
            <text:p text:style-name="P55">Rol</text:p>
          </table:table-cell>
          <table:table-cell table:style-name="Tabla1.B2" office:value-type="string">
            <text:p text:style-name="P55">Único desarrollador de la aplicación</text:p>
          </table:table-cell>
        </table:table-row>
        <table:table-row table:style-name="TableLine1800974730208">
          <table:table-cell table:style-name="Tabla1.A2" office:value-type="string">
            <text:p text:style-name="P55">Categoría profesional</text:p>
          </table:table-cell>
          <table:table-cell table:style-name="Tabla1.B2" office:value-type="string">
            <text:p text:style-name="P55">Estudiante de Grado Superior de Desarrollo de Aplicaciones Web</text:p>
          </table:table-cell>
        </table:table-row>
        <table:table-row table:style-name="TableLine1800974730208">
          <table:table-cell table:style-name="Tabla1.A2" office:value-type="string">
            <text:p text:style-name="P55">Responsabilidades</text:p>
          </table:table-cell>
          <table:table-cell table:style-name="Tabla1.B2" office:value-type="string">
            <text:p text:style-name="P55">Desarrollador de la aplicación integra y hacer la memoria</text:p>
          </table:table-cell>
        </table:table-row>
        <table:table-row table:style-name="TableLine1800974730208">
          <table:table-cell table:style-name="Tabla1.A2" office:value-type="string">
            <text:p text:style-name="P55">Información de contacto</text:p>
          </table:table-cell>
          <table:table-cell table:style-name="Tabla1.B2" office:value-type="string">
            <text:p text:style-name="P55">bvalls@iesfuentesanluis.org</text:p>
          </table:table-cell>
        </table:table-row>
      </table:table>
      <text:p text:style-name="P33"><text:span text:style-name="T32"/></text:p>
      <table:table table:name="Tabla2" table:style-name="Tabla2">
        <table:table-column table:style-name="Tabla2.A"/>
        <table:table-column table:style-name="Tabla2.B"/>
        <table:table-row table:style-name="TableLine1800667224576">
          <table:table-cell table:style-name="Tabla2.A1" office:value-type="string">
            <text:p text:style-name="P55">Nombre</text:p>
          </table:table-cell>
          <table:table-cell table:style-name="Tabla2.B1" office:value-type="string">
            <text:p text:style-name="P55">Emiliano Torres Martínez</text:p>
          </table:table-cell>
        </table:table-row>
        <table:table-row table:style-name="TableLine1800667224576">
          <table:table-cell table:style-name="Tabla2.A2" office:value-type="string">
            <text:p text:style-name="P55">Rol</text:p>
          </table:table-cell>
          <table:table-cell table:style-name="Tabla2.B2" office:value-type="string">
            <text:p text:style-name="P55">Tutor</text:p>
          </table:table-cell>
        </table:table-row>
        <table:table-row table:style-name="TableLine1800667224576">
          <table:table-cell table:style-name="Tabla2.A2" office:value-type="string">
            <text:p text:style-name="P55">Categoría profesional</text:p>
          </table:table-cell>
          <table:table-cell table:style-name="Tabla2.B2" office:value-type="string">
            <text:p text:style-name="P55">Profesor </text:p>
          </table:table-cell>
        </table:table-row>
        <table:table-row table:style-name="TableLine1800667224576">
          <table:table-cell table:style-name="Tabla2.A2" office:value-type="string">
            <text:p text:style-name="P55">Responsabilidades</text:p>
          </table:table-cell>
          <table:table-cell table:style-name="Tabla2.B2" office:value-type="string">
            <text:p text:style-name="P55">Supervisar el proyecto</text:p>
          </table:table-cell>
        </table:table-row>
        <table:table-row table:style-name="TableLine1800667224576">
          <table:table-cell table:style-name="Tabla2.A2" office:value-type="string">
            <text:p text:style-name="P55">Información de contacto</text:p>
          </table:table-cell>
          <table:table-cell table:style-name="Tabla2.B2" office:value-type="string">
            <text:p text:style-name="P55">etorres@iesfuentesanluis.org</text:p>
          </table:table-cell>
        </table:table-row>
      </table:table>
      <text:p text:style-name="P33"><text:span text:style-name="T32"/></text:p>
      <text:p text:style-name="P33"><text:span text:style-name="T32"/></text:p>
      <text:p text:style-name="P33"/>
      <text:p text:style-name="P33"/>
      <text:p text:style-name="P33"/>
      <text:p text:style-name="P36"><text:soft-page-break/><text:span text:style-name="T16"><text:tab/></text:span><text:span text:style-name="T19">2</text:span><text:span text:style-name="T16">.</text:span><text:span text:style-name="T17">2</text:span><text:span text:style-name="T16"> </text:span><text:span text:style-name="T19">DESCRIPCIÓN GENERAL</text:span></text:p>
      <text:p text:style-name="P34"><text:span text:style-name="T17"/></text:p>
      <text:p text:style-name="P34"><text:span text:style-name="T17"><text:tab/></text:span><text:span text:style-name="T33">Perspectiva del producto</text:span></text:p>
      <text:p text:style-name="P34"><text:span text:style-name="T28"/></text:p>
      <text:p text:style-name="P34"><text:span text:style-name="T28"><text:tab/></text:span><text:span text:style-name="T29">Este desarrollo es una portal (no tan) online de alquileres de viviendas. Es independiente a cualquier otro desarrollo (no tiene dependencias externas), está alojada para acceso de forma exclusivamente local.</text:span></text:p>
      <text:p text:style-name="P34"><text:span text:style-name="T29"/></text:p>
      <text:p text:style-name="P34"><text:span text:style-name="T29"/></text:p>
      <text:p text:style-name="P35"><text:span text:style-name="T33"><text:tab/></text:span><text:span text:style-name="T34">Funcionalidad del producto</text:span></text:p>
      <text:p text:style-name="P35"><text:span text:style-name="T28"/></text:p>
      <text:p text:style-name="P35"><text:span text:style-name="T28"><text:tab/></text:span><text:span text:style-name="T29">Este </text:span><text:span text:style-name="T30">portal pretende gestionar una empresa virtual para el alquiler online de viviendas. Dado que esta página únicamente está realizada con fines didácticos como trabajo de fin de año, su funcionalidad para el alquiler online estará limitada. La aplicación gestionará los usuarios, los clientes, los empleados, las viviendas y las reservas con sus respectivos documentos todo esto poniendo atención a su adecuada presentación. También se ofrecerá una búsqueda avanzada así como la navegación por categorías.</text:span></text:p>
      <text:p text:style-name="P35"><text:span text:style-name="T30"/></text:p>
      <text:p text:style-name="P35"><text:span text:style-name="T30"/></text:p>
      <text:p text:style-name="P35"><text:span text:style-name="T34"><text:tab/>Funcionalidad del producto</text:span></text:p>
      <text:p text:style-name="P35"><text:span text:style-name="T28"/></text:p>
      <table:table table:name="Tabla3" table:style-name="Tabla3">
        <table:table-column table:style-name="Tabla3.A"/>
        <table:table-column table:style-name="Tabla3.B"/>
        <table:table-row table:style-name="TableLine1800974718240">
          <table:table-cell table:style-name="Tabla3.A1" office:value-type="string">
            <text:p text:style-name="P56">Tipo de usuario</text:p>
          </table:table-cell>
          <table:table-cell table:style-name="Tabla3.B1" office:value-type="string">
            <text:p text:style-name="P56">Usuario y/o cliente de la empresa</text:p>
          </table:table-cell>
        </table:table-row>
        <table:table-row table:style-name="TableLine1800974718240">
          <table:table-cell table:style-name="Tabla3.A2" office:value-type="string">
            <text:p text:style-name="P56">Formación</text:p>
          </table:table-cell>
          <table:table-cell table:style-name="Tabla3.B2" office:value-type="string">
            <text:p text:style-name="P56">Varios perfiles diferentes</text:p>
          </table:table-cell>
        </table:table-row>
        <table:table-row table:style-name="TableLine1800974718240">
          <table:table-cell table:style-name="Tabla3.A2" office:value-type="string">
            <text:p text:style-name="P56">Habilidades</text:p>
          </table:table-cell>
          <table:table-cell table:style-name="Tabla3.B2" office:value-type="string">
            <text:p text:style-name="P56">Varios perfiles diferentes</text:p>
          </table:table-cell>
        </table:table-row>
        <table:table-row table:style-name="TableLine1800974718240">
          <table:table-cell table:style-name="Tabla3.A2" office:value-type="string">
            <text:p text:style-name="P56">Actividades</text:p>
          </table:table-cell>
          <table:table-cell table:style-name="Tabla3.B2" office:value-type="string">
            <text:p text:style-name="P56">Uso informativo y consumista de la aplicación</text:p>
          </table:table-cell>
        </table:table-row>
      </table:table>
      <text:p text:style-name="P35"><text:span text:style-name="T30"/></text:p>
      <text:p text:style-name="P35"><text:span text:style-name="T30"/></text:p>
      <text:p text:style-name="P35"><text:span text:style-name="T30"/></text:p>
      <text:p text:style-name="P35"><text:span text:style-name="T30"/></text:p>
      <table:table table:name="Tabla4" table:style-name="Tabla4">
        <table:table-column table:style-name="Tabla4.A"/>
        <table:table-column table:style-name="Tabla4.B"/>
        <text:soft-page-break/>
        <table:table-row table:style-name="TableLine1800974687776">
          <table:table-cell table:style-name="Tabla4.A1" office:value-type="string">
            <text:p text:style-name="P56">Tipo de usuario</text:p>
          </table:table-cell>
          <table:table-cell table:style-name="Tabla4.B1" office:value-type="string">
            <text:p text:style-name="P56">Empleado de la empresa</text:p>
          </table:table-cell>
        </table:table-row>
        <table:table-row table:style-name="TableLine1800974687776">
          <table:table-cell table:style-name="Tabla4.A2" office:value-type="string">
            <text:p text:style-name="P56">Formación</text:p>
          </table:table-cell>
          <table:table-cell table:style-name="Tabla4.B2" office:value-type="string">
            <text:p text:style-name="P57">Algún grado en Informática</text:p>
          </table:table-cell>
        </table:table-row>
        <table:table-row table:style-name="TableLine1800974687776">
          <table:table-cell table:style-name="Tabla4.A2" office:value-type="string">
            <text:p text:style-name="P56">Habilidades</text:p>
          </table:table-cell>
          <table:table-cell table:style-name="Tabla4.B2" office:value-type="string">
            <text:p text:style-name="P56">Especialista en administración web</text:p>
          </table:table-cell>
        </table:table-row>
        <table:table-row table:style-name="TableLine1800974687776">
          <table:table-cell table:style-name="Tabla4.A2" office:value-type="string">
            <text:p text:style-name="P56">Actividades</text:p>
          </table:table-cell>
          <table:table-cell table:style-name="Tabla4.B2" office:value-type="string">
            <text:p text:style-name="P57">Administrar el sitio web</text:p>
          </table:table-cell>
        </table:table-row>
      </table:table>
      <text:p text:style-name="P35"><text:span text:style-name="T30"/></text:p>
      <text:p text:style-name="P36"><text:span text:style-name="T34"><text:tab/></text:span></text:p>
      <text:p text:style-name="P36"><text:span text:style-name="T34"><text:tab/></text:span><text:span text:style-name="T35">Restricciones</text:span></text:p>
      <text:p text:style-name="P36"><text:span text:style-name="T28"/></text:p>
      <text:p text:style-name="P36"><text:span text:style-name="T28"><text:tab/></text:span><text:span text:style-name="T31">La aplicación correrá bajo la máquina del alumno en el que fue desarrollado y en la de los tutores</text:span><text:span text:style-name="T30">. </text:span><text:span text:style-name="T31">No hay determinados requisitos del sistema.</text:span></text:p>
      <text:p text:style-name="P36"><text:span text:style-name="T31"/></text:p>
      <text:p text:style-name="P36"><text:span text:style-name="T31"/></text:p>
      <text:p text:style-name="P36"><text:span text:style-name="T35"><text:tab/>Suposiciones y dependencias</text:span></text:p>
      <text:p text:style-name="P36"><text:span text:style-name="T28"/></text:p>
      <text:p text:style-name="P36"><text:span text:style-name="T28"><text:tab/></text:span><text:span text:style-name="T31">La aplicación correrá bajo la máquina del alumno en el que fue desarrollado y en la de los tutores</text:span><text:span text:style-name="T30">. </text:span><text:span text:style-name="T31">No hay determinados requisitos del sistema.</text:span></text:p>
      <text:p text:style-name="P36"><text:span text:style-name="T31"/></text:p>
      <text:p text:style-name="P36"><text:span text:style-name="T35"><text:tab/></text:span></text:p>
      <text:p text:style-name="P36"><text:span text:style-name="T35"><text:tab/>Evolución previsible del sistema</text:span></text:p>
      <text:p text:style-name="P36"><text:span text:style-name="T28"/></text:p>
      <text:p text:style-name="P36"><text:span text:style-name="T28"><text:tab/></text:span><text:span text:style-name="T31">Dado que es un desarrollo como trabajo de fin de año, en principio el desarrollo finaliza en el momento de la entrega del proyecto. Cabe la posibilidad de la ampliación en un futuro para el proyecto individual del segundo año, con lo que se desarrollaría mucho más la funcionalidad de la aplicación y se añadirían muchas más funciones al programa con los conocimientos del segundo año. </text:span></text:p>
      <text:p text:style-name="P48"/>
      <text:p text:style-name="P47"><text:span text:style-name="T12"/></text:p>
      <text:p text:style-name="P47"><text:span text:style-name="T12"/></text:p>
      <text:p text:style-name="P36"><text:span text:style-name="T11"><text:tab/></text:span></text:p>
      <text:p text:style-name="P36"><text:soft-page-break/><text:span text:style-name="T16"><text:tab/></text:span><text:span text:style-name="T19">2</text:span><text:span text:style-name="T16">.</text:span><text:span text:style-name="T20">3</text:span><text:span text:style-name="T16"> </text:span><text:span text:style-name="T20">FUNCIONALIDAD</text:span></text:p>
      <text:p text:style-name="P36"><text:span text:style-name="T20"/></text:p>
      <text:p text:style-name="P44"><text:span text:style-name="T20"><text:tab/>Los requisitos (tipos en la tabla de funcionalidades) del sistema se pueden resumir en los siguientes:</text:span></text:p>
      <text:p text:style-name="P62"/>
      <text:p text:style-name="P62">El sistema deberá responder a la interacción ya sea de los administradores, de los clientes o de los usuarios.</text:p>
      <text:p text:style-name="P62"/>
      <text:p text:style-name="P62">El sistema deberá responder como los administradores desean.</text:p>
      <text:p text:style-name="P62"/>
      <text:p text:style-name="P62">Los administradores podrán cancelar una reserva si no se han cumplido los requisitos de convivencia.</text:p>
      <text:p text:style-name="P62"/>
      <text:p text:style-name="P62">Los usuarios podrán consultar el estado de sus propiedades en todo momento.</text:p>
      <text:p text:style-name="P62"/>
      <text:p text:style-name="P62">Los clientes deberán poder consultar de forma clara la disponibilidad y los horarios de acceso a las viviendas.</text:p>
      <text:p text:style-name="P62"/>
      <text:p text:style-name="P62">El sistema deberá ofrecer un sistema de almacenamiento de datos.</text:p>
      <text:p text:style-name="P62"/>
      <text:p text:style-name="P62">El sistema deberá manejar de forma segura y privada los pagos por la web y mantener un historial global de pagos.</text:p>
      <text:p text:style-name="P62"/>
      <text:p text:style-name="P62">El producto deberá de agradar y convencer al <text:span text:style-name="T37">cliente</text:span>.</text:p>
      <text:p text:style-name="P62"/>
      <text:p text:style-name="P62">El sistema deberá registrar la identidad de empleados y usuarios que utilicen la plataforma.</text:p>
      <text:p text:style-name="P62"/>
      <text:p text:style-name="P62">El sistema deberá registrar de forma correcta los datos introducidos por los clientes y los administradores para el correcto funcionamiento de la empresa.</text:p>
      <text:p text:style-name="P62"/>
      <text:p text:style-name="P62">El sistema deberá mostrar de forma clara los errores ocurridos durante alguna interacción de forma clara y comprensible.</text:p>
      <text:p text:style-name="P62"/>
      <text:p text:style-name="P62">El sistema (o al menos los administradores) deberá mostrar las limitaciones legales, las condiciones de uso y servicio y las normas de la empresa antes de cada trámite.</text:p>
      <text:p text:style-name="P62"/>
      <text:p text:style-name="P62"><text:soft-page-break/>Para los trámites se deberá rellenar todos los campos obligatorios.</text:p>
      <text:p text:style-name="P62"/>
      <text:p text:style-name="P62">Se deberá garantizar la rapidez de respuesta del sistema.</text:p>
      <text:p text:style-name="P62"/>
      <text:p text:style-name="P62">El sistema deberá mostrar a los clientes cuando se ha aceptado un trámite y cuando se puede entrar a las viviendas.</text:p>
      <text:p text:style-name="P62"/>
      <text:p text:style-name="P62">El sistema deberá garantizar el correcto funcionamiento de las herramientas a disposición de los administradores.</text:p>
      <text:p text:style-name="P62"/>
      <text:p text:style-name="P62">El sistema deberá garantizar la protección de datos.</text:p>
      <text:p text:style-name="P62"/>
      <text:p text:style-name="P45"><text:span text:style-name="T20">El sistema deberá tener una forma fácil de poner en contacto los clientes con los administradores y viceversa.</text:span></text:p>
      <text:p text:style-name="P45"><text:span text:style-name="T20"/></text:p>
      <text:p text:style-name="P45"><text:span text:style-name="T20"/></text:p>
      <text:p text:style-name="P68"><text:span text:style-name="T37"><text:tab/>Tabla de funcionalidades:</text:span></text:p>
      <text:p text:style-name="P58"/>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67">Referencia</text:p>
          </table:table-cell>
          <table:table-cell table:style-name="Tabla5.A1" office:value-type="string">
            <text:p text:style-name="P67">Función</text:p>
          </table:table-cell>
          <table:table-cell table:style-name="Tabla5.A1" office:value-type="string">
            <text:p text:style-name="P67">Categoría</text:p>
          </table:table-cell>
          <table:table-cell table:style-name="Tabla5.A1" office:value-type="string">
            <text:p text:style-name="P63"><text:span text:style-name="T37">Tipo</text:span></text:p>
          </table:table-cell>
        </table:table-row>
        <table:table-row table:style-name="Tabla5.1">
          <table:table-cell table:style-name="Tabla5.A1" office:value-type="string">
            <text:p text:style-name="P63">F1</text:p>
          </table:table-cell>
          <table:table-cell table:style-name="Tabla5.A1" office:value-type="string">
            <text:p text:style-name="P63">El sistema deberá responder a la interacción ya sea de los administradores, de los clientes o de los usuarios.</text:p>
          </table:table-cell>
          <table:table-cell table:style-name="Tabla5.A1" office:value-type="string">
            <text:p text:style-name="P63">Oculto</text:p>
          </table:table-cell>
          <table:table-cell table:style-name="Tabla5.A1" office:value-type="string">
            <text:p text:style-name="P63">Funcional</text:p>
          </table:table-cell>
        </table:table-row>
        <table:table-row table:style-name="Tabla5.1">
          <table:table-cell table:style-name="Tabla5.A1" office:value-type="string">
            <text:p text:style-name="P63">F2</text:p>
          </table:table-cell>
          <table:table-cell table:style-name="Tabla5.A1" office:value-type="string">
            <text:p text:style-name="P63">El sistema deberá responder como los administradores desean.</text:p>
          </table:table-cell>
          <table:table-cell table:style-name="Tabla5.A1" office:value-type="string">
            <text:p text:style-name="P63">Oculto</text:p>
          </table:table-cell>
          <table:table-cell table:style-name="Tabla5.A1" office:value-type="string">
            <text:p text:style-name="P63">Funcional</text:p>
          </table:table-cell>
        </table:table-row>
        <table:table-row table:style-name="Tabla5.1">
          <table:table-cell table:style-name="Tabla5.A1" office:value-type="string">
            <text:p text:style-name="P63">F3</text:p>
          </table:table-cell>
          <table:table-cell table:style-name="Tabla5.A1" office:value-type="string">
            <text:p text:style-name="P63">Los administradores podrán cancelar una reserva si no se han cumplido los requisitos de convivencia.</text:p>
          </table:table-cell>
          <table:table-cell table:style-name="Tabla5.A1" office:value-type="string">
            <text:p text:style-name="P63">Evidente</text:p>
          </table:table-cell>
          <table:table-cell table:style-name="Tabla5.A1" office:value-type="string">
            <text:p text:style-name="P63">No Funcional</text:p>
          </table:table-cell>
        </table:table-row>
        <table:table-row table:style-name="Tabla5.1">
          <table:table-cell table:style-name="Tabla5.A1" office:value-type="string">
            <text:p text:style-name="P63">F4</text:p>
          </table:table-cell>
          <table:table-cell table:style-name="Tabla5.A1" office:value-type="string">
            <text:p text:style-name="P63">Los usuarios podrán consultar el estado de sus propiedades en todo momento.</text:p>
          </table:table-cell>
          <table:table-cell table:style-name="Tabla5.A1" office:value-type="string">
            <text:p text:style-name="P63">Evidente</text:p>
          </table:table-cell>
          <table:table-cell table:style-name="Tabla5.A1" office:value-type="string">
            <text:p text:style-name="P63">No Funcional</text:p>
          </table:table-cell>
        </table:table-row>
        <table:table-row table:style-name="Tabla5.1">
          <table:table-cell table:style-name="Tabla5.A1" office:value-type="string">
            <text:p text:style-name="P63"/>
            <text:p text:style-name="P64">F5</text:p>
          </table:table-cell>
          <table:table-cell table:style-name="Tabla5.A1" office:value-type="string">
            <text:p text:style-name="P63"/>
            <text:p text:style-name="P64">Los clientes deberán poder consultar de forma clara la disponibilidad y los horarios de acceso a las viviendas.</text:p>
          </table:table-cell>
          <table:table-cell table:style-name="Tabla5.A1" office:value-type="string">
            <text:p text:style-name="P63"/>
            <text:p text:style-name="P64">Oculto</text:p>
          </table:table-cell>
          <table:table-cell table:style-name="Tabla5.A1" office:value-type="string">
            <text:p text:style-name="P63"/>
            <text:p text:style-name="P64">No Funcional</text:p>
          </table:table-cell>
        </table:table-row>
        <text:soft-page-break/>
        <table:table-row table:style-name="Tabla5.1">
          <table:table-cell table:style-name="Tabla5.A1" office:value-type="string">
            <text:p text:style-name="P63">F6</text:p>
          </table:table-cell>
          <table:table-cell table:style-name="Tabla5.A1" office:value-type="string">
            <text:p text:style-name="P63">El sistema deberá ofrecer un sistema de almacenamiento de datos.</text:p>
          </table:table-cell>
          <table:table-cell table:style-name="Tabla5.A1" office:value-type="string">
            <text:p text:style-name="P63">Oculto</text:p>
          </table:table-cell>
          <table:table-cell table:style-name="Tabla5.A1" office:value-type="string">
            <text:p text:style-name="P63">Funcional</text:p>
          </table:table-cell>
        </table:table-row>
        <table:table-row table:style-name="Tabla5.1">
          <table:table-cell table:style-name="Tabla5.A1" office:value-type="string">
            <text:p text:style-name="P63">F7</text:p>
          </table:table-cell>
          <table:table-cell table:style-name="Tabla5.A1" office:value-type="string">
            <text:p text:style-name="P63">El sistema deberá manejar de forma segura y privada los pagos por la web y mantener un historial global de pagos.</text:p>
          </table:table-cell>
          <table:table-cell table:style-name="Tabla5.A1" office:value-type="string">
            <text:p text:style-name="P63">Oculto</text:p>
          </table:table-cell>
          <table:table-cell table:style-name="Tabla5.A1" office:value-type="string">
            <text:p text:style-name="P63">Funcional</text:p>
          </table:table-cell>
        </table:table-row>
        <table:table-row table:style-name="Tabla5.1">
          <table:table-cell table:style-name="Tabla5.A1" office:value-type="string">
            <text:p text:style-name="P63">F8</text:p>
          </table:table-cell>
          <table:table-cell table:style-name="Tabla5.A1" office:value-type="string">
            <text:p text:style-name="P63">El producto deberá de agradar y convencer al <text:span text:style-name="T37">cliente</text:span>.</text:p>
          </table:table-cell>
          <table:table-cell table:style-name="Tabla5.A1" office:value-type="string">
            <text:p text:style-name="P63">Oculto</text:p>
          </table:table-cell>
          <table:table-cell table:style-name="Tabla5.A1" office:value-type="string">
            <text:p text:style-name="P63">No Funcional</text:p>
          </table:table-cell>
        </table:table-row>
        <table:table-row table:style-name="Tabla5.1">
          <table:table-cell table:style-name="Tabla5.A1" office:value-type="string">
            <text:p text:style-name="P63">F9</text:p>
          </table:table-cell>
          <table:table-cell table:style-name="Tabla5.A1" office:value-type="string">
            <text:p text:style-name="P63">El sistema deberá registrar la identidad de empleados y usuarios que utilicen la plataforma.</text:p>
          </table:table-cell>
          <table:table-cell table:style-name="Tabla5.A1" office:value-type="string">
            <text:p text:style-name="P63">Oculto</text:p>
          </table:table-cell>
          <table:table-cell table:style-name="Tabla5.A1" office:value-type="string">
            <text:p text:style-name="P63">Funcional</text:p>
          </table:table-cell>
        </table:table-row>
        <table:table-row table:style-name="Tabla5.1">
          <table:table-cell table:style-name="Tabla5.A1" office:value-type="string">
            <text:p text:style-name="P63">F10</text:p>
          </table:table-cell>
          <table:table-cell table:style-name="Tabla5.A1" office:value-type="string">
            <text:p text:style-name="P63">El sistema deberá registrar de forma correcta los datos introducidos por los clientes y los administradores para el correcto funcionamiento de la empresa.</text:p>
          </table:table-cell>
          <table:table-cell table:style-name="Tabla5.A1" office:value-type="string">
            <text:p text:style-name="P63">Oculto</text:p>
          </table:table-cell>
          <table:table-cell table:style-name="Tabla5.A1" office:value-type="string">
            <text:p text:style-name="P63">Funcional</text:p>
          </table:table-cell>
        </table:table-row>
        <table:table-row table:style-name="Tabla5.1">
          <table:table-cell table:style-name="Tabla5.A1" office:value-type="string">
            <text:p text:style-name="P63">F11</text:p>
          </table:table-cell>
          <table:table-cell table:style-name="Tabla5.A1" office:value-type="string">
            <text:p text:style-name="P63">El sistema deberá mostrar de forma clara los errores ocurridos durante alguna interacción de forma clara y comprensible.</text:p>
          </table:table-cell>
          <table:table-cell table:style-name="Tabla5.A1" office:value-type="string">
            <text:p text:style-name="P63">Evidente</text:p>
          </table:table-cell>
          <table:table-cell table:style-name="Tabla5.A1" office:value-type="string">
            <text:p text:style-name="P63">Funcional</text:p>
          </table:table-cell>
        </table:table-row>
        <table:table-row table:style-name="Tabla5.1">
          <table:table-cell table:style-name="Tabla5.A1" office:value-type="string">
            <text:p text:style-name="P63">F12</text:p>
          </table:table-cell>
          <table:table-cell table:style-name="Tabla5.A1" office:value-type="string">
            <text:p text:style-name="P63">El sistema (o al menos los administradores) deberá mostrar las limitaciones legales, las condiciones de uso y servicio y las normas de la empresa antes de cada trámite.</text:p>
          </table:table-cell>
          <table:table-cell table:style-name="Tabla5.A1" office:value-type="string">
            <text:p text:style-name="P63">Evidente</text:p>
          </table:table-cell>
          <table:table-cell table:style-name="Tabla5.A1" office:value-type="string">
            <text:p text:style-name="P63">No Funcional</text:p>
          </table:table-cell>
        </table:table-row>
        <table:table-row table:style-name="Tabla5.1">
          <table:table-cell table:style-name="Tabla5.A1" office:value-type="string">
            <text:p text:style-name="P63">F13</text:p>
          </table:table-cell>
          <table:table-cell table:style-name="Tabla5.A1" office:value-type="string">
            <text:p text:style-name="P63">Para los trámites se deberá rellenar todos los campos obligatorios.</text:p>
          </table:table-cell>
          <table:table-cell table:style-name="Tabla5.A1" office:value-type="string">
            <text:p text:style-name="P63">Evidente</text:p>
          </table:table-cell>
          <table:table-cell table:style-name="Tabla5.A1" office:value-type="string">
            <text:p text:style-name="P63">Funcional</text:p>
          </table:table-cell>
        </table:table-row>
        <table:table-row table:style-name="Tabla5.1">
          <table:table-cell table:style-name="Tabla5.A1" office:value-type="string">
            <text:p text:style-name="P63">F14</text:p>
          </table:table-cell>
          <table:table-cell table:style-name="Tabla5.A1" office:value-type="string">
            <text:p text:style-name="P63">Se deberá garantizar la rapidez de respuesta del sistema.</text:p>
          </table:table-cell>
          <table:table-cell table:style-name="Tabla5.A1" office:value-type="string">
            <text:p text:style-name="P63">Oculto</text:p>
            <text:p text:style-name="P63">(opcional ?)</text:p>
          </table:table-cell>
          <table:table-cell table:style-name="Tabla5.A1" office:value-type="string">
            <text:p text:style-name="P63">No Funcional</text:p>
          </table:table-cell>
        </table:table-row>
        <table:table-row table:style-name="Tabla5.1">
          <table:table-cell table:style-name="Tabla5.A1" office:value-type="string">
            <text:p text:style-name="P63">F15</text:p>
          </table:table-cell>
          <table:table-cell table:style-name="Tabla5.A1" office:value-type="string">
            <text:p text:style-name="P63">El sistema deberá mostrar a los clientes cuando se ha aceptado un trámite y cuando se puede entrar a las viviendas.</text:p>
          </table:table-cell>
          <table:table-cell table:style-name="Tabla5.A1" office:value-type="string">
            <text:p text:style-name="P63">Evidente</text:p>
          </table:table-cell>
          <table:table-cell table:style-name="Tabla5.A1" office:value-type="string">
            <text:p text:style-name="P63">Funcional</text:p>
          </table:table-cell>
        </table:table-row>
        <text:soft-page-break/>
        <table:table-row table:style-name="Tabla5.1">
          <table:table-cell table:style-name="Tabla5.A1" office:value-type="string">
            <text:p text:style-name="P63">F16</text:p>
          </table:table-cell>
          <table:table-cell table:style-name="Tabla5.A1" office:value-type="string">
            <text:p text:style-name="P63">El sistema deberá garantizar el correcto funcionamiento de las herramientas a disposición de los administradores.</text:p>
          </table:table-cell>
          <table:table-cell table:style-name="Tabla5.A1" office:value-type="string">
            <text:p text:style-name="P63">Oculto</text:p>
          </table:table-cell>
          <table:table-cell table:style-name="Tabla5.A1" office:value-type="string">
            <text:p text:style-name="P63">Funcional</text:p>
          </table:table-cell>
        </table:table-row>
        <table:table-row table:style-name="Tabla5.1">
          <table:table-cell table:style-name="Tabla5.A1" office:value-type="string">
            <text:p text:style-name="P63">F17</text:p>
          </table:table-cell>
          <table:table-cell table:style-name="Tabla5.A1" office:value-type="string">
            <text:p text:style-name="P63">El sistema deberá garantizar la protección de datos.</text:p>
          </table:table-cell>
          <table:table-cell table:style-name="Tabla5.A1" office:value-type="string">
            <text:p text:style-name="P63">Oculto</text:p>
          </table:table-cell>
          <table:table-cell table:style-name="Tabla5.A1" office:value-type="string">
            <text:p text:style-name="P63">No Funcional</text:p>
          </table:table-cell>
        </table:table-row>
        <table:table-row table:style-name="Tabla5.1">
          <table:table-cell table:style-name="Tabla5.A1" office:value-type="string">
            <text:p text:style-name="P63">F18</text:p>
          </table:table-cell>
          <table:table-cell table:style-name="Tabla5.A1" office:value-type="string">
            <text:p text:style-name="P63">El sistema deberá tener una forma fácil de poner en contacto los clientes con los administradores y viceversa.</text:p>
          </table:table-cell>
          <table:table-cell table:style-name="Tabla5.A1" office:value-type="string">
            <text:p text:style-name="P63">Oculta</text:p>
          </table:table-cell>
          <table:table-cell table:style-name="Tabla5.A1" office:value-type="string">
            <text:p text:style-name="P63">No Funcional</text:p>
          </table:table-cell>
        </table:table-row>
      </table:table>
      <text:p text:style-name="P59"><text:span text:style-name="T20"><text:tab/></text:span></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23"><text:soft-page-break/><text:span text:style-name="T15">3. FASE DE ANÁLISIS</text:span></text:p>
      <text:p text:style-name="P23"><text:span text:style-name="T15"/></text:p>
      <text:p text:style-name="P36"><text:span text:style-name="T16"><text:tab/></text:span><text:span text:style-name="T20">3</text:span><text:span text:style-name="T16">.</text:span><text:span text:style-name="T20">1</text:span><text:span text:style-name="T16"> </text:span><text:span text:style-name="T20">DIAGRAMA ENTIDAD-RELACIÓN</text:span></text:p>
      <text:p text:style-name="P36"><text:span text:style-name="T17"/></text:p>
      <text:p text:style-name="P53"><text:span text:style-name="T26"><text:tab/></text:span><text:bookmark text:name="page55R_mcid9"/><text:span text:style-name="T28">Representaré las entidades relevantes de mi aplicación</text:span><text:bookmark text:name="page55R_mcid10"/><text:bookmark text:name="page55R_mcid11"/><text:span text:style-name="T28"> así como sus interrelaciones y propiedades mediante un diagrama de</text:span><text:bookmark text:name="page55R_mcid13"/><text:span text:style-name="T28"> clases</text:span><text:bookmark text:name="page55R_mcid14"/><text:span text:style-name="T28"> o</text:span><text:bookmark text:name="page55R_mcid15"/><text:span text:style-name="T28"> entidad</text:span><text:bookmark text:name="page55R_mcid16"/><text:span text:style-name="T28">-</text:span><text:bookmark text:name="page55R_mcid17"/><text:span text:style-name="T28">relación</text:span><text:bookmark text:name="page55R_mcid18"/><text:span text:style-name="T28"> </text:span><text:span text:style-name="T31">junto a la relación entre las tablas y la multiplicidad. </text:span></text:p>
      <text:p text:style-name="P53"><text:span text:style-name="T31"/></text:p>
      <text:p text:style-name="P54"><text:span text:style-name="T31"/></text:p>
      <text:p text:style-name="P49"><text:span text:style-name="T15"/></text:p>
      <text:p text:style-name="P49"><text:span text:style-name="T1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Lucida Sans" svg:font-family="'Lucida Sans'" style:font-family-generic="roman" style:font-pitch="variable"/>
    <style:font-face style:name="Lucida Sans1" svg:font-family="'Lucida Sans'"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entury Gothic" fo:font-size="10pt" fo:language="es" fo:country="ES" style:letter-kerning="false" style:font-name-asian="Century Gothic1" style:font-size-asian="10pt" style:language-asian="zh" style:country-asian="CN" style:font-name-complex="Century Goth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entury Gothic" fo:font-size="10pt" fo:language="es" fo:country="ES" style:letter-kerning="false" style:font-name-asian="Century Gothic1" style:font-size-asian="10pt" style:language-asian="zh" style:country-asian="CN" style:font-name-complex="Century Goth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0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keep-together="always" fo:text-indent="-0.762cm" style:auto-text-indent="false"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left="1.016cm" fo:margin-right="0cm" fo:margin-top="0.423cm" fo:margin-bottom="0.212cm" style:contextual-spacing="false" fo:line-height="100%" fo:text-indent="-1.016cm" style:auto-text-indent="false" fo:keep-with-next="always"/>
      <style:text-properties style:font-name="Liberation Sans" fo:font-family="'Liberation Sans'" style:font-family-generic="roman" style:font-pitch="variable" fo:font-size="14pt" fo:font-style="italic" fo:font-weight="bold" style:font-name-asian="Liberation Sans2" style:font-family-asian="'Liberation Sans'" style:font-family-generic-asian="system" style:font-pitch-asian="variable" style:font-size-asian="14pt" style:font-style-asian="italic" style:font-weight-asian="bold"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margin-top="0.423cm" fo:margin-bottom="0.212cm" style:contextual-spacing="false" fo:line-height="100%" fo:text-indent="-1.27cm" style:auto-text-indent="false" fo:keep-with-next="always"/>
      <style:text-properties style:font-name="Liberation Sans"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fo:font-weight="normal" style:font-weight-asian="normal" style:font-weight-complex="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font-variant="small-caps" fo:color="#2c4d72" loext:opacity="100%" fo:font-size="8pt" fo:language="es" fo:country="ES" fo:font-weight="bold" style:font-size-asian="8pt" style:font-weight-asian="bold" style:font-size-complex="8pt"/>
    </style:style>
    <style:style style:name="MP2" style:family="paragraph" style:parent-style-name="Standard">
      <style:paragraph-properties fo:margin-left="0cm" fo:margin-right="0cm" fo:margin-top="0cm" fo:margin-bottom="0cm" style:contextual-spacing="false" fo:line-height="8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7.002cm" style:type="right"/>
        </style:tab-stops>
      </style:paragraph-properties>
      <style:text-properties fo:font-variant="normal" fo:text-transform="none" fo:color="#345180" loext:opacity="100%" style:text-line-through-style="none" style:text-line-through-type="none" style:text-position="0% 100%" style:font-name="Lucida Sans" fo:font-size="8pt" fo:language="es" fo:country="ES" fo:font-style="italic" style:text-underline-style="none" fo:font-weight="normal" style:font-name-asian="Lucida Sans1" style:font-size-asian="8pt" style:font-style-asian="italic" style:font-weight-asian="normal" style:font-name-complex="Lucida Sans1" style:font-size-complex="8pt"/>
    </style:style>
    <style:style style:name="MP3" style:family="paragraph" style:parent-style-name="Standard">
      <style:paragraph-properties fo:margin-left="0cm" fo:margin-right="0cm" fo:margin-top="0cm" fo:margin-bottom="0cm" style:contextual-spacing="false" fo:line-height="80%" fo:text-align="justify" style:justify-single-word="false" fo:keep-together="auto" fo:orphans="2" fo:widows="2" fo:text-indent="0cm" style:auto-text-indent="false" fo:padding="0cm" fo:border="none" fo:keep-with-next="auto">
        <style:tab-stops>
          <style:tab-stop style:position="7.5cm" style:type="center"/>
          <style:tab-stop style:position="15cm" style:type="right"/>
          <style:tab-stop style:position="17.002cm" style:type="right"/>
        </style:tab-stops>
      </style:paragraph-properties>
      <style:text-properties fo:font-variant="normal" fo:text-transform="none" fo:color="#345180" loext:opacity="100%" style:text-line-through-style="none" style:text-line-through-type="none" style:text-position="0% 100%" style:font-name="Lucida Sans" fo:font-size="8pt" fo:font-style="italic" style:text-underline-style="none" fo:font-weight="normal" style:font-name-asian="Lucida Sans1" style:font-size-asian="8pt" style:font-style-asian="italic" style:font-weight-asian="normal" style:font-name-complex="Lucida Sans1" style:font-size-complex="8pt"/>
    </style:style>
    <style:style style:name="MT1" style:family="text">
      <style:text-properties fo:language="es" fo:country="ES"/>
    </style:style>
    <style:style style:name="MT2" style:family="text">
      <style:text-properties fo:font-size="11pt" fo:language="es" fo:country="ES" officeooo:rsid="00288412" style:font-size-asian="11pt" style:font-size-complex="11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1cm" fo:margin-left="3.5cm" fo:margin-right="2cm" fo:background-color="transparent" style:writing-mode="lr-tb" style:layout-grid-color="#c0c0c0" style:layout-grid-lines="25698" style:layout-grid-base-height="0.176cm" style:layout-grid-ruby-height="0cm" style:layout-grid-mode="none" style:layout-grid-ruby-below="false" style:layout-grid-print="false" style:layout-grid-display="false" style:layout-grid-base-width="0.423cm" style:layout-grid-snap-to="true" draw:fill="none" draw:fill-color="#729fcf" draw:gradient-step-count="0" draw:fill-image-width="1cm" draw:fill-image-height="1cm" style:repeat="no-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fo:background-color="transparent" style:dynamic-spacing="true" draw:fill="none" draw:fill-color="#729fcf"/>
      </style:header-style>
      <style:footer-style>
        <style:header-footer-properties fo:min-height="2.6cm" fo:margin-left="0cm" fo:margin-right="0cm" fo:margin-top="2.499cm" fo:background-color="transparent" style:dynamic-spacing="true" draw:fill="none" draw:fill-color="#729fcf"/>
      </style:footer-style>
    </style:page-layout>
    <style:style style:name="Mdp1" style:family="drawing-page">
      <style:drawing-page-properties draw:fill="none" draw:background-size="full" draw:fill-color="#729fcf" draw:gradient-step-count="0" draw:fill-image-width="1cm" draw:fill-image-height="1cm" style:repeat="no-repeat" draw:fill-image-ref-point-x="0%" draw:fill-image-ref-point-y="0%" draw:fill-image-ref-point="center" draw:tile-repeat-offset="0% vertical"/>
    </style:style>
  </office:automatic-styles>
  <office:master-styles>
    <style:master-page style:name="Standard" style:page-layout-name="Mpm1" draw:style-name="Mdp1">
      <style:header>
        <text:p text:style-name="MP1"><draw:frame draw:style-name="Mfr1" draw:name="image1.jpg" text:anchor-type="char" svg:x="3.958cm" svg:y="-0.268cm" svg:width="6.57cm" svg:height="1.52cm" draw:z-index="25"><draw:image xlink:href="Pictures/100000000000014900000048C71C563CDD600090.jpg" xlink:type="simple" xlink:show="embed" xlink:actuate="onLoad" draw:mime-type="image/jpeg"/></draw:frame><draw:frame draw:style-name="Mfr2" draw:name="image4.jpg" text:anchor-type="char" svg:x="10.89cm" svg:y="-0.362cm" svg:width="2.417cm" svg:height="1.614cm" draw:z-index="38"><draw:image xlink:href="Pictures/100000000000024F000001D8F9D47B73BC55D758.jpg" xlink:type="simple" xlink:show="embed" xlink:actuate="onLoad" draw:mime-type="image/jpeg"/></draw:frame><draw:frame draw:style-name="Mfr3" draw:name="image3.jpg" text:anchor-type="char" svg:x="13.982cm" svg:y="-0.263cm" svg:width="2.725cm" svg:height="1.362cm" draw:z-index="12"><draw:image xlink:href="Pictures/10000000000001EA000000F6DB1F292549FC88D5.jpg" xlink:type="simple" xlink:show="embed" xlink:actuate="onLoad" draw:mime-type="image/jpeg"/></draw:frame><draw:frame draw:style-name="Mfr4" draw:name="image2.gif" text:anchor-type="char" svg:x="-2.708cm" svg:y="-0.284cm" svg:width="6.376cm" svg:height="1.616cm" draw:z-index="51"><draw:image xlink:href="Pictures/1000000100000981000001E007072319B867E4B4.gif" xlink:type="simple" xlink:show="embed" xlink:actuate="onLoad" draw:mime-type="image/gif"/></draw:frame></text:p>
        <text:p text:style-name="MP1"/>
        <text:p text:style-name="MP1"/>
        <text:p text:style-name="MP1"/>
      </style:header>
      <style:footer>
        <text:p text:style-name="MP2">Av. Germans Maristes, 25 <text:s text:c="2"/>- <text:s text:c="2"/>46013 València<text:tab/>www.iesfuentesanluis.org</text:p>
        <text:p text:style-name="MP3"><text:span text:style-name="MT1">Telf. 96 120 60 65 <text:s/>Fax: 96 120 60 66<text:tab/></text:span><text:a xlink:type="simple" xlink:href="mailto:46014224@edu.gva.es" text:style-name="Internet_20_link" text:visited-style-name="Visited_20_Internet_20_Link"><text:span text:style-name="MT1">46014224@edu.gva.es</text:span></text:a><text:span text:style-name="MT1"><text:tab/></text:span><text:span text:style-name="MT2"><text:page-number text:select-page="current">12</text:page-number></text:span><text:span text:style-name="MT1"><text:ta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5-30T21:11:35.615000000</dc:date>
    <meta:editing-duration>PT48M50S</meta:editing-duration>
    <meta:editing-cycles>10</meta:editing-cycles>
    <meta:document-statistic meta:table-count="6" meta:image-count="4" meta:object-count="0" meta:page-count="14" meta:paragraph-count="212" meta:word-count="1768" meta:character-count="11242" meta:non-whitespace-character-count="9629"/>
  </office:meta>
</office:document-meta>
</file>